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uriol Benchmark -- only instances solved in less than 2 seconds" table:style-name="ta1">
        <table:shapes>
          <draw:frame draw:z-index="0" draw:style-name="gr1" draw:text-style-name="P1" svg:width="160mm" svg:height="90.04mm" svg:x="383.81mm" svg:y="1.07mm">
            <draw:object draw:notify-on-update-of-ranges="'Buriol Benchmark -- only instances solved in less than 2 seconds'.A2:'Buriol Benchmark -- only instances solved in less than 2 seconds'.A38 'Buriol Benchmark -- only instances solved in less than 2 seconds'.B1:'Buriol Benchmark -- only instances solved in less than 2 seconds'.B1 'Buriol Benchmark -- only instances solved in less than 2 seconds'.B2:'Buriol Benchmark -- only instances solved in less than 2 seconds'.B38 'Buriol Benchmark -- only instances solved in less than 2 seconds'.C1:'Buriol Benchmark -- only instances solved in less than 2 seconds'.C1 'Buriol Benchmark -- only instances solved in less than 2 seconds'.C2:'Buriol Benchmark -- only instances solved in less than 2 seconds'.C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381.32mm" svg:y="93.5mm">
            <draw:object draw:notify-on-update-of-ranges="'Buriol Benchmark -- only instances solved in less than 2 seconds'.E2:'Buriol Benchmark -- only instances solved in less than 2 seconds'.E38 'Buriol Benchmark -- only instances solved in less than 2 seconds'.F1:'Buriol Benchmark -- only instances solved in less than 2 seconds'.F1 'Buriol Benchmark -- only instances solved in less than 2 seconds'.F2:'Buriol Benchmark -- only instances solved in less than 2 seconds'.F38 'Buriol Benchmark -- only instances solved in less than 2 seconds'.G1:'Buriol Benchmark -- only instances solved in less than 2 seconds'.G1 'Buriol Benchmark -- only instances solved in less than 2 seconds'.G2:'Buriol Benchmark -- only instances solved in less than 2 seconds'.G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4mm" svg:x="382.72mm" svg:y="192.3mm">
            <draw:object draw:notify-on-update-of-ranges="'Buriol Benchmark -- only instances solved in less than 2 seconds'.I2:'Buriol Benchmark -- only instances solved in less than 2 seconds'.I38 'Buriol Benchmark -- only instances solved in less than 2 seconds'.J1:'Buriol Benchmark -- only instances solved in less than 2 seconds'.J1 'Buriol Benchmark -- only instances solved in less than 2 seconds'.J2:'Buriol Benchmark -- only instances solved in less than 2 seconds'.J38 'Buriol Benchmark -- only instances solved in less than 2 seconds'.K1:'Buriol Benchmark -- only instances solved in less than 2 seconds'.K1 'Buriol Benchmark -- only instances solved in less than 2 seconds'.K2:'Buriol Benchmark -- only instances solved in less than 2 seconds'.K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Pyasukp In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Pyasukp Ex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Pyasukp Max Memory Use (Kb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opt</text:p>
          </table:table-cell>
          <table:table-cell table:style-name="Default"/>
        </table:table-row>
        <table:table-row table:style-name="ro1">
          <table:table-cell office:value-type="string" calcext:value-type="string">
            <text:p>n10000wmin100.ukp</text:p>
          </table:table-cell>
          <table:table-cell office:value-type="float" office:value="0.326215" calcext:value-type="float">
            <text:p>0.32621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n10000wmin100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10000wmin100.ukp</text:p>
          </table:table-cell>
          <table:table-cell office:value-type="float" office:value="3130152" calcext:value-type="float">
            <text:p>3130152</text:p>
          </table:table-cell>
          <table:table-cell office:value-type="float" office:value="8268" calcext:value-type="float">
            <text:p>8268</text:p>
          </table:table-cell>
          <table:table-cell/>
          <table:table-cell office:value-type="string" calcext:value-type="string">
            <text:p>n10000wmin100.ukp</text:p>
          </table:table-cell>
          <table:table-cell table:number-columns-repeated="2" office:value-type="float" office:value="401426478" calcext:value-type="float">
            <text:p>401426478</text:p>
          </table:table-cell>
          <table:table-cell table:formula="of:=([.N2] = [.O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0.ukp</text:p>
          </table:table-cell>
          <table:table-cell office:value-type="float" office:value="0.308783" calcext:value-type="float">
            <text:p>0.3087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0.ukp</text:p>
          </table:table-cell>
          <table:table-cell office:value-type="float" office:value="3130144" calcext:value-type="float">
            <text:p>3130144</text:p>
          </table:table-cell>
          <table:table-cell office:value-type="float" office:value="5244" calcext:value-type="float">
            <text:p>5244</text:p>
          </table:table-cell>
          <table:table-cell/>
          <table:table-cell office:value-type="string" calcext:value-type="string">
            <text:p>n10000wmin10.ukp</text:p>
          </table:table-cell>
          <table:table-cell table:number-columns-repeated="2" office:value-type="float" office:value="558139495" calcext:value-type="float">
            <text:p>558139495</text:p>
          </table:table-cell>
          <table:table-cell table:formula="of:=([.N3] = [.O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.ukp</text:p>
          </table:table-cell>
          <table:table-cell office:value-type="float" office:value="0.310293" calcext:value-type="float">
            <text:p>0.310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.ukp</text:p>
          </table:table-cell>
          <table:table-cell office:value-type="float" office:value="3129916" calcext:value-type="float">
            <text:p>3129916</text:p>
          </table:table-cell>
          <table:table-cell office:value-type="float" office:value="5272" calcext:value-type="float">
            <text:p>5272</text:p>
          </table:table-cell>
          <table:table-cell/>
          <table:table-cell office:value-type="string" calcext:value-type="string">
            <text:p>n10000wmin1.ukp</text:p>
          </table:table-cell>
          <table:table-cell table:number-columns-repeated="2" office:value-type="float" office:value="3400000000" calcext:value-type="float">
            <text:p>3400000000</text:p>
          </table:table-cell>
          <table:table-cell table:formula="of:=([.N4] = [.O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.ukp</text:p>
          </table:table-cell>
          <table:table-cell office:value-type="float" office:value="0.322233" calcext:value-type="float">
            <text:p>0.322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0.ukp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0.ukp</text:p>
          </table:table-cell>
          <table:table-cell office:value-type="float" office:value="3130092" calcext:value-type="float">
            <text:p>3130092</text:p>
          </table:table-cell>
          <table:table-cell office:value-type="float" office:value="5144" calcext:value-type="float">
            <text:p>5144</text:p>
          </table:table-cell>
          <table:table-cell/>
          <table:table-cell office:value-type="string" calcext:value-type="string">
            <text:p>n10000wmin30.ukp</text:p>
          </table:table-cell>
          <table:table-cell table:number-columns-repeated="2" office:value-type="float" office:value="626086899" calcext:value-type="float">
            <text:p>626086899</text:p>
          </table:table-cell>
          <table:table-cell table:formula="of:=([.N5] = [.O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.ukp</text:p>
          </table:table-cell>
          <table:table-cell office:value-type="float" office:value="0.325297" calcext:value-type="float">
            <text:p>0.325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.ukp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.ukp</text:p>
          </table:table-cell>
          <table:table-cell office:value-type="float" office:value="3130116" calcext:value-type="float">
            <text:p>3130116</text:p>
          </table:table-cell>
          <table:table-cell office:value-type="float" office:value="5144" calcext:value-type="float">
            <text:p>5144</text:p>
          </table:table-cell>
          <table:table-cell/>
          <table:table-cell office:value-type="string" calcext:value-type="string">
            <text:p>n10000wmin3.ukp</text:p>
          </table:table-cell>
          <table:table-cell table:number-columns-repeated="2" office:value-type="float" office:value="4499999955" calcext:value-type="float">
            <text:p>4499999955</text:p>
          </table:table-cell>
          <table:table-cell table:formula="of:=([.N6] = [.O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0.ukp</text:p>
          </table:table-cell>
          <table:table-cell office:value-type="float" office:value="0.308477" calcext:value-type="float">
            <text:p>0.30847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15000wmin10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15000wmin100.ukp</text:p>
          </table:table-cell>
          <table:table-cell office:value-type="float" office:value="3130320" calcext:value-type="float">
            <text:p>3130320</text:p>
          </table:table-cell>
          <table:table-cell office:value-type="float" office:value="5412" calcext:value-type="float">
            <text:p>5412</text:p>
          </table:table-cell>
          <table:table-cell/>
          <table:table-cell office:value-type="string" calcext:value-type="string">
            <text:p>n15000wmin100.ukp</text:p>
          </table:table-cell>
          <table:table-cell table:number-columns-repeated="2" office:value-type="float" office:value="468656487" calcext:value-type="float">
            <text:p>468656487</text:p>
          </table:table-cell>
          <table:table-cell table:formula="of:=([.N7] = [.O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.ukp</text:p>
          </table:table-cell>
          <table:table-cell office:value-type="float" office:value="0.306645" calcext:value-type="float">
            <text:p>0.30664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1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10.ukp</text:p>
          </table:table-cell>
          <table:table-cell office:value-type="float" office:value="3130104" calcext:value-type="float">
            <text:p>3130104</text:p>
          </table:table-cell>
          <table:table-cell office:value-type="float" office:value="5516" calcext:value-type="float">
            <text:p>5516</text:p>
          </table:table-cell>
          <table:table-cell/>
          <table:table-cell office:value-type="string" calcext:value-type="string">
            <text:p>n15000wmin10.ukp</text:p>
          </table:table-cell>
          <table:table-cell table:number-columns-repeated="2" office:value-type="float" office:value="779660990" calcext:value-type="float">
            <text:p>779660990</text:p>
          </table:table-cell>
          <table:table-cell table:formula="of:=([.N8] = [.O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.ukp</text:p>
          </table:table-cell>
          <table:table-cell office:value-type="float" office:value="0.310804" calcext:value-type="float">
            <text:p>0.31080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1.ukp</text:p>
          </table:table-cell>
          <table:table-cell office:value-type="float" office:value="3130312" calcext:value-type="float">
            <text:p>3130312</text:p>
          </table:table-cell>
          <table:table-cell office:value-type="float" office:value="7308" calcext:value-type="float">
            <text:p>7308</text:p>
          </table:table-cell>
          <table:table-cell/>
          <table:table-cell office:value-type="string" calcext:value-type="string">
            <text:p>n15000wmin1.ukp</text:p>
          </table:table-cell>
          <table:table-cell table:number-columns-repeated="2" office:value-type="float" office:value="600000000" calcext:value-type="float">
            <text:p>600000000</text:p>
          </table:table-cell>
          <table:table-cell table:formula="of:=([.N9] = [.O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0.ukp</text:p>
          </table:table-cell>
          <table:table-cell office:value-type="float" office:value="0.414534" calcext:value-type="float">
            <text:p>0.414534</text:p>
          </table:table-cell>
          <table:table-cell office:value-type="float" office:value="1.16333" calcext:value-type="float">
            <text:p>1.16333</text:p>
          </table:table-cell>
          <table:table-cell/>
          <table:table-cell office:value-type="string" calcext:value-type="string">
            <text:p>n15000wmin300.ukp</text:p>
          </table:table-cell>
          <table:table-cell office:value-type="float" office:value="0.43" calcext:value-type="float">
            <text:p>0.43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n15000wmin300.ukp</text:p>
          </table:table-cell>
          <table:table-cell office:value-type="float" office:value="3130320" calcext:value-type="float">
            <text:p>3130320</text:p>
          </table:table-cell>
          <table:table-cell office:value-type="float" office:value="27988" calcext:value-type="float">
            <text:p>27988</text:p>
          </table:table-cell>
          <table:table-cell/>
          <table:table-cell office:value-type="string" calcext:value-type="string">
            <text:p>n15000wmin300.ukp</text:p>
          </table:table-cell>
          <table:table-cell table:number-columns-repeated="2" office:value-type="float" office:value="405328627" calcext:value-type="float">
            <text:p>405328627</text:p>
          </table:table-cell>
          <table:table-cell table:formula="of:=([.N10] = [.O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.ukp</text:p>
          </table:table-cell>
          <table:table-cell office:value-type="float" office:value="0.307747" calcext:value-type="float">
            <text:p>0.30774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3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30.ukp</text:p>
          </table:table-cell>
          <table:table-cell office:value-type="float" office:value="3130184" calcext:value-type="float">
            <text:p>3130184</text:p>
          </table:table-cell>
          <table:table-cell office:value-type="float" office:value="5552" calcext:value-type="float">
            <text:p>5552</text:p>
          </table:table-cell>
          <table:table-cell/>
          <table:table-cell office:value-type="string" calcext:value-type="string">
            <text:p>n15000wmin30.ukp</text:p>
          </table:table-cell>
          <table:table-cell table:number-columns-repeated="2" office:value-type="float" office:value="502222202" calcext:value-type="float">
            <text:p>502222202</text:p>
          </table:table-cell>
          <table:table-cell table:formula="of:=([.N11] = [.O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.ukp</text:p>
          </table:table-cell>
          <table:table-cell office:value-type="float" office:value="0.306926" calcext:value-type="float">
            <text:p>0.30692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3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3.ukp</text:p>
          </table:table-cell>
          <table:table-cell office:value-type="float" office:value="3130372" calcext:value-type="float">
            <text:p>3130372</text:p>
          </table:table-cell>
          <table:table-cell office:value-type="float" office:value="5508" calcext:value-type="float">
            <text:p>5508</text:p>
          </table:table-cell>
          <table:table-cell/>
          <table:table-cell office:value-type="string" calcext:value-type="string">
            <text:p>n15000wmin3.ukp</text:p>
          </table:table-cell>
          <table:table-cell table:number-columns-repeated="2" office:value-type="float" office:value="700000000" calcext:value-type="float">
            <text:p>700000000</text:p>
          </table:table-cell>
          <table:table-cell table:formula="of:=([.N12] = [.O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0.ukp</text:p>
          </table:table-cell>
          <table:table-cell office:value-type="float" office:value="0.337972" calcext:value-type="float">
            <text:p>0.337972</text:p>
          </table:table-cell>
          <table:table-cell office:value-type="float" office:value="0.05333" calcext:value-type="float">
            <text:p>0.05333</text:p>
          </table:table-cell>
          <table:table-cell/>
          <table:table-cell office:value-type="string" calcext:value-type="string">
            <text:p>n20000wmin100.ukp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n20000wmin100.ukp</text:p>
          </table:table-cell>
          <table:table-cell office:value-type="float" office:value="3130356" calcext:value-type="float">
            <text:p>3130356</text:p>
          </table:table-cell>
          <table:table-cell office:value-type="float" office:value="8908" calcext:value-type="float">
            <text:p>8908</text:p>
          </table:table-cell>
          <table:table-cell/>
          <table:table-cell office:value-type="string" calcext:value-type="string">
            <text:p>n20000wmin100.ukp</text:p>
          </table:table-cell>
          <table:table-cell table:number-columns-repeated="2" office:value-type="float" office:value="424051761" calcext:value-type="float">
            <text:p>424051761</text:p>
          </table:table-cell>
          <table:table-cell table:formula="of:=([.N13] = [.O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.ukp</text:p>
          </table:table-cell>
          <table:table-cell office:value-type="float" office:value="0.338745" calcext:value-type="float">
            <text:p>0.338745</text:p>
          </table:table-cell>
          <table:table-cell office:value-type="float" office:value="0.05333" calcext:value-type="float">
            <text:p>0.05333</text:p>
          </table:table-cell>
          <table:table-cell/>
          <table:table-cell office:value-type="string" calcext:value-type="string">
            <text:p>n20000wmin10.ukp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n20000wmin10.ukp</text:p>
          </table:table-cell>
          <table:table-cell office:value-type="float" office:value="3130416" calcext:value-type="float">
            <text:p>3130416</text:p>
          </table:table-cell>
          <table:table-cell office:value-type="float" office:value="8400" calcext:value-type="float">
            <text:p>8400</text:p>
          </table:table-cell>
          <table:table-cell/>
          <table:table-cell office:value-type="string" calcext:value-type="string">
            <text:p>n20000wmin10.ukp</text:p>
          </table:table-cell>
          <table:table-cell table:number-columns-repeated="2" office:value-type="float" office:value="426822651" calcext:value-type="float">
            <text:p>426822651</text:p>
          </table:table-cell>
          <table:table-cell table:formula="of:=([.N14] = [.O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.ukp</text:p>
          </table:table-cell>
          <table:table-cell office:value-type="float" office:value="0.307496" calcext:value-type="float">
            <text:p>0.30749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0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0000wmin1.ukp</text:p>
          </table:table-cell>
          <table:table-cell office:value-type="float" office:value="3130312" calcext:value-type="float">
            <text:p>3130312</text:p>
          </table:table-cell>
          <table:table-cell office:value-type="float" office:value="5992" calcext:value-type="float">
            <text:p>5992</text:p>
          </table:table-cell>
          <table:table-cell/>
          <table:table-cell office:value-type="string" calcext:value-type="string">
            <text:p>n20000wmin1.ukp</text:p>
          </table:table-cell>
          <table:table-cell table:number-columns-repeated="2" office:value-type="float" office:value="700000000" calcext:value-type="float">
            <text:p>700000000</text:p>
          </table:table-cell>
          <table:table-cell table:formula="of:=([.N15] = [.O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.ukp</text:p>
          </table:table-cell>
          <table:table-cell office:value-type="float" office:value="0.323372" calcext:value-type="float">
            <text:p>0.323372</text:p>
          </table:table-cell>
          <table:table-cell office:value-type="float" office:value="0.05667" calcext:value-type="float">
            <text:p>0.05667</text:p>
          </table:table-cell>
          <table:table-cell/>
          <table:table-cell office:value-type="string" calcext:value-type="string">
            <text:p>n20000wmin3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n20000wmin30.ukp</text:p>
          </table:table-cell>
          <table:table-cell office:value-type="float" office:value="3130176" calcext:value-type="float">
            <text:p>3130176</text:p>
          </table:table-cell>
          <table:table-cell office:value-type="float" office:value="9388" calcext:value-type="float">
            <text:p>9388</text:p>
          </table:table-cell>
          <table:table-cell/>
          <table:table-cell office:value-type="string" calcext:value-type="string">
            <text:p>n20000wmin30.ukp</text:p>
          </table:table-cell>
          <table:table-cell table:number-columns-repeated="2" office:value-type="float" office:value="431795735" calcext:value-type="float">
            <text:p>431795735</text:p>
          </table:table-cell>
          <table:table-cell table:formula="of:=([.N16] = [.O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.ukp</text:p>
          </table:table-cell>
          <table:table-cell office:value-type="float" office:value="0.314995" calcext:value-type="float">
            <text:p>0.31499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20000wmin3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0000wmin3.ukp</text:p>
          </table:table-cell>
          <table:table-cell office:value-type="float" office:value="3130248" calcext:value-type="float">
            <text:p>3130248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string" calcext:value-type="string">
            <text:p>n20000wmin3.ukp</text:p>
          </table:table-cell>
          <table:table-cell table:number-columns-repeated="2" office:value-type="float" office:value="472340417" calcext:value-type="float">
            <text:p>472340417</text:p>
          </table:table-cell>
          <table:table-cell table:formula="of:=([.N17] = [.O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00.ukp</text:p>
          </table:table-cell>
          <table:table-cell office:value-type="float" office:value="0.698933" calcext:value-type="float">
            <text:p>0.698933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n25000wmin1000.ukp</text:p>
          </table:table-cell>
          <table:table-cell office:value-type="float" office:value="0.72" calcext:value-type="float">
            <text:p>0.7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n25000wmin1000.ukp</text:p>
          </table:table-cell>
          <table:table-cell office:value-type="float" office:value="3130424" calcext:value-type="float">
            <text:p>3130424</text:p>
          </table:table-cell>
          <table:table-cell office:value-type="float" office:value="25364" calcext:value-type="float">
            <text:p>25364</text:p>
          </table:table-cell>
          <table:table-cell/>
          <table:table-cell office:value-type="string" calcext:value-type="string">
            <text:p>n25000wmin1000.ukp</text:p>
          </table:table-cell>
          <table:table-cell table:number-columns-repeated="2" office:value-type="float" office:value="396747041" calcext:value-type="float">
            <text:p>396747041</text:p>
          </table:table-cell>
          <table:table-cell table:formula="of:=([.N18] = [.O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0.ukp</text:p>
          </table:table-cell>
          <table:table-cell office:value-type="float" office:value="0.357258" calcext:value-type="float">
            <text:p>0.357258</text:p>
          </table:table-cell>
          <table:table-cell office:value-type="float" office:value="0.03333" calcext:value-type="float">
            <text:p>0.03333</text:p>
          </table:table-cell>
          <table:table-cell/>
          <table:table-cell office:value-type="string" calcext:value-type="string">
            <text:p>n25000wmin100.ukp</text:p>
          </table:table-cell>
          <table:table-cell office:value-type="float" office:value="0.38" calcext:value-type="float">
            <text:p>0.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n25000wmin100.ukp</text:p>
          </table:table-cell>
          <table:table-cell office:value-type="float" office:value="3130396" calcext:value-type="float">
            <text:p>3130396</text:p>
          </table:table-cell>
          <table:table-cell office:value-type="float" office:value="7932" calcext:value-type="float">
            <text:p>7932</text:p>
          </table:table-cell>
          <table:table-cell/>
          <table:table-cell office:value-type="string" calcext:value-type="string">
            <text:p>n25000wmin100.ukp</text:p>
          </table:table-cell>
          <table:table-cell table:number-columns-repeated="2" office:value-type="float" office:value="411393374" calcext:value-type="float">
            <text:p>411393374</text:p>
          </table:table-cell>
          <table:table-cell table:formula="of:=([.N19] = [.O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.ukp</text:p>
          </table:table-cell>
          <table:table-cell office:value-type="float" office:value="0.309461" calcext:value-type="float">
            <text:p>0.30946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5000wmin10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5000wmin10.ukp</text:p>
          </table:table-cell>
          <table:table-cell office:value-type="float" office:value="3130244" calcext:value-type="float">
            <text:p>3130244</text:p>
          </table:table-cell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n25000wmin10.ukp</text:p>
          </table:table-cell>
          <table:table-cell table:number-columns-repeated="2" office:value-type="float" office:value="623529410" calcext:value-type="float">
            <text:p>623529410</text:p>
          </table:table-cell>
          <table:table-cell table:formula="of:=([.N20] = [.O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.ukp</text:p>
          </table:table-cell>
          <table:table-cell office:value-type="float" office:value="0.309631" calcext:value-type="float">
            <text:p>0.30963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5000wmin1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5000wmin1.ukp</text:p>
          </table:table-cell>
          <table:table-cell office:value-type="float" office:value="3130420" calcext:value-type="float">
            <text:p>3130420</text:p>
          </table:table-cell>
          <table:table-cell office:value-type="float" office:value="7892" calcext:value-type="float">
            <text:p>7892</text:p>
          </table:table-cell>
          <table:table-cell/>
          <table:table-cell office:value-type="string" calcext:value-type="string">
            <text:p>n25000wmin1.ukp</text:p>
          </table:table-cell>
          <table:table-cell table:number-columns-repeated="2" office:value-type="float" office:value="937500000" calcext:value-type="float">
            <text:p>937500000</text:p>
          </table:table-cell>
          <table:table-cell table:formula="of:=([.N21] = [.O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0.ukp</text:p>
          </table:table-cell>
          <table:table-cell office:value-type="float" office:value="0.392875" calcext:value-type="float">
            <text:p>0.39287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n25000wmin300.ukp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n25000wmin300.ukp</text:p>
          </table:table-cell>
          <table:table-cell office:value-type="float" office:value="3130416" calcext:value-type="float">
            <text:p>3130416</text:p>
          </table:table-cell>
          <table:table-cell office:value-type="float" office:value="28300" calcext:value-type="float">
            <text:p>28300</text:p>
          </table:table-cell>
          <table:table-cell/>
          <table:table-cell office:value-type="string" calcext:value-type="string">
            <text:p>n25000wmin300.ukp</text:p>
          </table:table-cell>
          <table:table-cell table:number-columns-repeated="2" office:value-type="float" office:value="404414067" calcext:value-type="float">
            <text:p>404414067</text:p>
          </table:table-cell>
          <table:table-cell table:formula="of:=([.N22] = [.O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.ukp</text:p>
          </table:table-cell>
          <table:table-cell office:value-type="float" office:value="0.316903" calcext:value-type="float">
            <text:p>0.316903</text:p>
          </table:table-cell>
          <table:table-cell office:value-type="float" office:value="0.08333" calcext:value-type="float">
            <text:p>0.08333</text:p>
          </table:table-cell>
          <table:table-cell/>
          <table:table-cell office:value-type="string" calcext:value-type="string">
            <text:p>n25000wmin3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25000wmin30.ukp</text:p>
          </table:table-cell>
          <table:table-cell office:value-type="float" office:value="3130244" calcext:value-type="float">
            <text:p>3130244</text:p>
          </table:table-cell>
          <table:table-cell office:value-type="float" office:value="8660" calcext:value-type="float">
            <text:p>8660</text:p>
          </table:table-cell>
          <table:table-cell/>
          <table:table-cell office:value-type="string" calcext:value-type="string">
            <text:p>n25000wmin30.ukp</text:p>
          </table:table-cell>
          <table:table-cell table:number-columns-repeated="2" office:value-type="float" office:value="433377601" calcext:value-type="float">
            <text:p>433377601</text:p>
          </table:table-cell>
          <table:table-cell table:formula="of:=([.N23] = [.O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.ukp</text:p>
          </table:table-cell>
          <table:table-cell office:value-type="float" office:value="0.361808" calcext:value-type="float">
            <text:p>0.361808</text:p>
          </table:table-cell>
          <table:table-cell office:value-type="float" office:value="0.15333" calcext:value-type="float">
            <text:p>0.15333</text:p>
          </table:table-cell>
          <table:table-cell/>
          <table:table-cell office:value-type="string" calcext:value-type="string">
            <text:p>n25000wmin3.ukp</text:p>
          </table:table-cell>
          <table:table-cell office:value-type="float" office:value="0.38" calcext:value-type="float">
            <text:p>0.3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n25000wmin3.ukp</text:p>
          </table:table-cell>
          <table:table-cell office:value-type="float" office:value="3130244" calcext:value-type="float">
            <text:p>3130244</text:p>
          </table:table-cell>
          <table:table-cell office:value-type="float" office:value="24536" calcext:value-type="float">
            <text:p>24536</text:p>
          </table:table-cell>
          <table:table-cell/>
          <table:table-cell office:value-type="string" calcext:value-type="string">
            <text:p>n25000wmin3.ukp</text:p>
          </table:table-cell>
          <table:table-cell table:number-columns-repeated="2" office:value-type="float" office:value="412909030" calcext:value-type="float">
            <text:p>412909030</text:p>
          </table:table-cell>
          <table:table-cell table:formula="of:=([.N24] = [.O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0.ukp</text:p>
          </table:table-cell>
          <table:table-cell office:value-type="float" office:value="0.409785" calcext:value-type="float">
            <text:p>0.409785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n30000wmin100.ukp</text:p>
          </table:table-cell>
          <table:table-cell office:value-type="float" office:value="0.44" calcext:value-type="float">
            <text:p>0.44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n30000wmin100.ukp</text:p>
          </table:table-cell>
          <table:table-cell office:value-type="float" office:value="3130604" calcext:value-type="float">
            <text:p>3130604</text:p>
          </table:table-cell>
          <table:table-cell office:value-type="float" office:value="20780" calcext:value-type="float">
            <text:p>20780</text:p>
          </table:table-cell>
          <table:table-cell/>
          <table:table-cell office:value-type="string" calcext:value-type="string">
            <text:p>n30000wmin100.ukp</text:p>
          </table:table-cell>
          <table:table-cell table:number-columns-repeated="2" office:value-type="float" office:value="403883049" calcext:value-type="float">
            <text:p>403883049</text:p>
          </table:table-cell>
          <table:table-cell table:formula="of:=([.N25] = [.O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.ukp</text:p>
          </table:table-cell>
          <table:table-cell office:value-type="float" office:value="0.309871" calcext:value-type="float">
            <text:p>0.3098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1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n30000wmin10.ukp</text:p>
          </table:table-cell>
          <table:table-cell office:value-type="float" office:value="3130516" calcext:value-type="float">
            <text:p>3130516</text:p>
          </table:table-cell>
          <table:table-cell office:value-type="float" office:value="8680" calcext:value-type="float">
            <text:p>8680</text:p>
          </table:table-cell>
          <table:table-cell/>
          <table:table-cell office:value-type="string" calcext:value-type="string">
            <text:p>n30000wmin10.ukp</text:p>
          </table:table-cell>
          <table:table-cell table:number-columns-repeated="2" office:value-type="float" office:value="480952303" calcext:value-type="float">
            <text:p>480952303</text:p>
          </table:table-cell>
          <table:table-cell table:formula="of:=([.N26] = [.O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.ukp</text:p>
          </table:table-cell>
          <table:table-cell office:value-type="float" office:value="0.310513" calcext:value-type="float">
            <text:p>0.31051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30000wmin1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1.ukp</text:p>
          </table:table-cell>
          <table:table-cell office:value-type="float" office:value="3130308" calcext:value-type="float">
            <text:p>3130308</text:p>
          </table:table-cell>
          <table:table-cell office:value-type="float" office:value="7668" calcext:value-type="float">
            <text:p>7668</text:p>
          </table:table-cell>
          <table:table-cell/>
          <table:table-cell office:value-type="string" calcext:value-type="string">
            <text:p>n30000wmin1.ukp</text:p>
          </table:table-cell>
          <table:table-cell table:number-columns-repeated="2" office:value-type="float" office:value="899999997" calcext:value-type="float">
            <text:p>899999997</text:p>
          </table:table-cell>
          <table:table-cell table:formula="of:=([.N27] = [.O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00.ukp</text:p>
          </table:table-cell>
          <table:table-cell office:value-type="float" office:value="1.28684" calcext:value-type="float">
            <text:p>1.28684</text:p>
          </table:table-cell>
          <table:table-cell office:value-type="float" office:value="1.60667" calcext:value-type="float">
            <text:p>1.60667</text:p>
          </table:table-cell>
          <table:table-cell/>
          <table:table-cell office:value-type="string" calcext:value-type="string">
            <text:p>n30000wmin3000.ukp</text:p>
          </table:table-cell>
          <table:table-cell office:value-type="float" office:value="1.31" calcext:value-type="float">
            <text:p>1.31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string" calcext:value-type="string">
            <text:p>n30000wmin3000.ukp</text:p>
          </table:table-cell>
          <table:table-cell office:value-type="float" office:value="3130488" calcext:value-type="float">
            <text:p>3130488</text:p>
          </table:table-cell>
          <table:table-cell office:value-type="float" office:value="29352" calcext:value-type="float">
            <text:p>29352</text:p>
          </table:table-cell>
          <table:table-cell/>
          <table:table-cell office:value-type="string" calcext:value-type="string">
            <text:p>n30000wmin3000.ukp</text:p>
          </table:table-cell>
          <table:table-cell table:number-columns-repeated="2" office:value-type="float" office:value="388360331" calcext:value-type="float">
            <text:p>388360331</text:p>
          </table:table-cell>
          <table:table-cell table:formula="of:=([.N28] = [.O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.ukp</text:p>
          </table:table-cell>
          <table:table-cell office:value-type="float" office:value="0.394118" calcext:value-type="float">
            <text:p>0.394118</text:p>
          </table:table-cell>
          <table:table-cell office:value-type="float" office:value="0.17333" calcext:value-type="float">
            <text:p>0.17333</text:p>
          </table:table-cell>
          <table:table-cell/>
          <table:table-cell office:value-type="string" calcext:value-type="string">
            <text:p>n30000wmin30.ukp</text:p>
          </table:table-cell>
          <table:table-cell office:value-type="float" office:value="0.42" calcext:value-type="float">
            <text:p>0.4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n30000wmin30.ukp</text:p>
          </table:table-cell>
          <table:table-cell office:value-type="float" office:value="3130500" calcext:value-type="float">
            <text:p>3130500</text:p>
          </table:table-cell>
          <table:table-cell office:value-type="float" office:value="15816" calcext:value-type="float">
            <text:p>15816</text:p>
          </table:table-cell>
          <table:table-cell/>
          <table:table-cell office:value-type="string" calcext:value-type="string">
            <text:p>n30000wmin30.ukp</text:p>
          </table:table-cell>
          <table:table-cell table:number-columns-repeated="2" office:value-type="float" office:value="407273045" calcext:value-type="float">
            <text:p>407273045</text:p>
          </table:table-cell>
          <table:table-cell table:formula="of:=([.N29] = [.O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.ukp</text:p>
          </table:table-cell>
          <table:table-cell office:value-type="float" office:value="0.317724" calcext:value-type="float">
            <text:p>0.31772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30000wmin3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3.ukp</text:p>
          </table:table-cell>
          <table:table-cell office:value-type="float" office:value="3130516" calcext:value-type="float">
            <text:p>3130516</text:p>
          </table:table-cell>
          <table:table-cell office:value-type="float" office:value="9104" calcext:value-type="float">
            <text:p>9104</text:p>
          </table:table-cell>
          <table:table-cell/>
          <table:table-cell office:value-type="string" calcext:value-type="string">
            <text:p>n30000wmin3.ukp</text:p>
          </table:table-cell>
          <table:table-cell table:number-columns-repeated="2" office:value-type="float" office:value="437854840" calcext:value-type="float">
            <text:p>437854840</text:p>
          </table:table-cell>
          <table:table-cell table:formula="of:=([.N30] = [.O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00.ukp</text:p>
          </table:table-cell>
          <table:table-cell office:value-type="float" office:value="0.33697" calcext:value-type="float">
            <text:p>0.3369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5000wmin100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5000wmin1000.ukp</text:p>
          </table:table-cell>
          <table:table-cell office:value-type="float" office:value="3129868" calcext:value-type="float">
            <text:p>3129868</text:p>
          </table:table-cell>
          <table:table-cell office:value-type="float" office:value="27508" calcext:value-type="float">
            <text:p>27508</text:p>
          </table:table-cell>
          <table:table-cell/>
          <table:table-cell office:value-type="string" calcext:value-type="string">
            <text:p>n5000wmin1000.ukp</text:p>
          </table:table-cell>
          <table:table-cell table:number-columns-repeated="2" office:value-type="float" office:value="397827695" calcext:value-type="float">
            <text:p>397827695</text:p>
          </table:table-cell>
          <table:table-cell table:formula="of:=([.N31] = [.O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 office:value-type="float" office:value="0.308032" calcext:value-type="float">
            <text:p>0.30803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5000wmin10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0.ukp</text:p>
          </table:table-cell>
          <table:table-cell office:value-type="float" office:value="3130120" calcext:value-type="float">
            <text:p>3130120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n5000wmin100.ukp</text:p>
          </table:table-cell>
          <table:table-cell table:number-columns-repeated="2" office:value-type="float" office:value="418866870" calcext:value-type="float">
            <text:p>418866870</text:p>
          </table:table-cell>
          <table:table-cell table:formula="of:=([.N32] = [.O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.ukp</text:p>
          </table:table-cell>
          <table:table-cell office:value-type="float" office:value="0.311781" calcext:value-type="float">
            <text:p>0.311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.ukp</text:p>
          </table:table-cell>
          <table:table-cell office:value-type="float" office:value="3129900" calcext:value-type="float">
            <text:p>3129900</text:p>
          </table:table-cell>
          <table:table-cell office:value-type="float" office:value="4796" calcext:value-type="float">
            <text:p>4796</text:p>
          </table:table-cell>
          <table:table-cell/>
          <table:table-cell office:value-type="string" calcext:value-type="string">
            <text:p>n5000wmin10.ukp</text:p>
          </table:table-cell>
          <table:table-cell table:number-columns-repeated="2" office:value-type="float" office:value="575384601" calcext:value-type="float">
            <text:p>575384601</text:p>
          </table:table-cell>
          <table:table-cell table:formula="of:=([.N33] = [.O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.ukp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.ukp</text:p>
          </table:table-cell>
          <table:table-cell office:value-type="float" office:value="3129900" calcext:value-type="float">
            <text:p>3129900</text:p>
          </table:table-cell>
          <table:table-cell office:value-type="float" office:value="4900" calcext:value-type="float">
            <text:p>4900</text:p>
          </table:table-cell>
          <table:table-cell/>
          <table:table-cell office:value-type="string" calcext:value-type="string">
            <text:p>n5000wmin1.ukp</text:p>
          </table:table-cell>
          <table:table-cell table:number-columns-repeated="2" office:value-type="float" office:value="918181720" calcext:value-type="float">
            <text:p>918181720</text:p>
          </table:table-cell>
          <table:table-cell table:formula="of:=([.N34] = [.O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00.ukp</text:p>
          </table:table-cell>
          <table:table-cell office:value-type="float" office:value="0.368235" calcext:value-type="float">
            <text:p>0.368235</text:p>
          </table:table-cell>
          <table:table-cell office:value-type="float" office:value="0.32333" calcext:value-type="float">
            <text:p>0.32333</text:p>
          </table:table-cell>
          <table:table-cell/>
          <table:table-cell office:value-type="string" calcext:value-type="string">
            <text:p>n5000wmin3000.ukp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n5000wmin3000.ukp</text:p>
          </table:table-cell>
          <table:table-cell office:value-type="float" office:value="3130080" calcext:value-type="float">
            <text:p>3130080</text:p>
          </table:table-cell>
          <table:table-cell office:value-type="float" office:value="24592" calcext:value-type="float">
            <text:p>24592</text:p>
          </table:table-cell>
          <table:table-cell/>
          <table:table-cell office:value-type="string" calcext:value-type="string">
            <text:p>n5000wmin3000.ukp</text:p>
          </table:table-cell>
          <table:table-cell table:number-columns-repeated="2" office:value-type="float" office:value="391772556" calcext:value-type="float">
            <text:p>391772556</text:p>
          </table:table-cell>
          <table:table-cell table:formula="of:=([.N35] = [.O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0.ukp</text:p>
          </table:table-cell>
          <table:table-cell office:value-type="float" office:value="0.305985" calcext:value-type="float">
            <text:p>0.30598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5000wmin30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0.ukp</text:p>
          </table:table-cell>
          <table:table-cell office:value-type="float" office:value="3130124" calcext:value-type="float">
            <text:p>3130124</text:p>
          </table:table-cell>
          <table:table-cell office:value-type="float" office:value="5032" calcext:value-type="float">
            <text:p>5032</text:p>
          </table:table-cell>
          <table:table-cell/>
          <table:table-cell office:value-type="string" calcext:value-type="string">
            <text:p>n5000wmin300.ukp</text:p>
          </table:table-cell>
          <table:table-cell table:number-columns-repeated="2" office:value-type="float" office:value="428885778" calcext:value-type="float">
            <text:p>428885778</text:p>
          </table:table-cell>
          <table:table-cell table:formula="of:=([.N36] = [.O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.ukp</text:p>
          </table:table-cell>
          <table:table-cell office:value-type="float" office:value="0.307365" calcext:value-type="float">
            <text:p>0.307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.ukp</text:p>
          </table:table-cell>
          <table:table-cell office:value-type="float" office:value="3129896" calcext:value-type="float">
            <text:p>3129896</text:p>
          </table:table-cell>
          <table:table-cell office:value-type="float" office:value="4860" calcext:value-type="float">
            <text:p>4860</text:p>
          </table:table-cell>
          <table:table-cell/>
          <table:table-cell office:value-type="string" calcext:value-type="string">
            <text:p>n5000wmin30.ukp</text:p>
          </table:table-cell>
          <table:table-cell table:number-columns-repeated="2" office:value-type="float" office:value="505302982" calcext:value-type="float">
            <text:p>505302982</text:p>
          </table:table-cell>
          <table:table-cell table:formula="of:=([.N37] = [.O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.ukp</text:p>
          </table:table-cell>
          <table:table-cell office:value-type="float" office:value="0.308463" calcext:value-type="float">
            <text:p>0.308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.ukp</text:p>
          </table:table-cell>
          <table:table-cell office:value-type="float" office:value="3130072" calcext:value-type="float">
            <text:p>3130072</text:p>
          </table:table-cell>
          <table:table-cell office:value-type="float" office:value="4912" calcext:value-type="float">
            <text:p>4912</text:p>
          </table:table-cell>
          <table:table-cell/>
          <table:table-cell office:value-type="string" calcext:value-type="string">
            <text:p>n5000wmin3.ukp</text:p>
          </table:table-cell>
          <table:table-cell table:number-columns-repeated="2" office:value-type="float" office:value="675280876" calcext:value-type="float">
            <text:p>675280876</text:p>
          </table:table-cell>
          <table:table-cell table:formula="of:=([.N38] = [.O38])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KP5 Time Consumption Breakdown" table:style-name="ta1">
        <table:shapes>
          <draw:frame draw:z-index="0" draw:style-name="gr1" draw:text-style-name="P1" svg:width="159.99mm" svg:height="89.99mm" svg:x="189.71mm" svg:y="0mm">
            <draw:object draw:notify-on-update-of-ranges="'UKP5 Time Consumption Breakdown'.B1:'UKP5 Time Consumption Breakdown'.B1 'UKP5 Time Consumption Breakdown'.B2:'UKP5 Time Consumption Breakdown'.B38 'UKP5 Time Consumption Breakdown'.C1:'UKP5 Time Consumption Breakdown'.C1 'UKP5 Time Consumption Breakdown'.C2:'UKP5 Time Consumption Breakdown'.C38 'UKP5 Time Consumption Breakdown'.D1:'UKP5 Time Consumption Breakdown'.D1 'UKP5 Time Consumption Breakdown'.D2:'UKP5 Time Consumption Breakdown'.D38 'UKP5 Time Consumption Breakdown'.E1:'UKP5 Time Consumption Breakdown'.E1 'UKP5 Time Consumption Breakdown'.E2:'UKP5 Time Consumption Breakdown'.E38 'UKP5 Time Consumption Breakdown'.F1:'UKP5 Time Consumption Breakdown'.F1 'UKP5 Time Consumption Breakdown'.F2:'UKP5 Time Consumption Breakdown'.F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Sort time</text:p>
          </table:table-cell>
          <table:table-cell office:value-type="string" calcext:value-type="string">
            <text:p>Vect time</text:p>
          </table:table-cell>
          <table:table-cell office:value-type="string" calcext:value-type="string">
            <text:p>O(n) time</text:p>
          </table:table-cell>
          <table:table-cell office:value-type="string" calcext:value-type="string">
            <text:p>pha1 time</text:p>
          </table:table-cell>
          <table:table-cell office:value-type="string" calcext:value-type="string">
            <text:p>pha2 time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.ukp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30246" calcext:value-type="float">
            <text:p>0.3024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26" calcext:value-type="float">
            <text:p>0.00026</text:p>
          </table:table-cell>
          <table:table-cell table:formula="of:=SUM([.B2:.F2])" office:value-type="float" office:value="0.30392" calcext:value-type="float">
            <text:p>0.30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0.ukp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30385" calcext:value-type="float">
            <text:p>0.3038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05" calcext:value-type="float">
            <text:p>0.00005</text:p>
          </table:table-cell>
          <table:table-cell table:formula="of:=SUM([.B3:.F3])" office:value-type="float" office:value="0.30466" calcext:value-type="float">
            <text:p>0.30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.ukp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30412" calcext:value-type="float">
            <text:p>0.3041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17" calcext:value-type="float">
            <text:p>0.00017</text:p>
          </table:table-cell>
          <table:table-cell table:formula="of:=SUM([.B4:.F4])" office:value-type="float" office:value="0.30582" calcext:value-type="float">
            <text:p>0.30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.ukp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14" calcext:value-type="float">
            <text:p>0.00014</text:p>
          </table:table-cell>
          <table:table-cell table:formula="of:=SUM([.B5:.F5])" office:value-type="float" office:value="0.30608" calcext:value-type="float">
            <text:p>0.30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.ukp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30392" calcext:value-type="float">
            <text:p>0.3039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17" calcext:value-type="float">
            <text:p>0.00017</text:p>
          </table:table-cell>
          <table:table-cell table:formula="of:=SUM([.B6:.F6])" office:value-type="float" office:value="0.30644" calcext:value-type="float">
            <text:p>0.30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.ukp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30587" calcext:value-type="float">
            <text:p>0.3058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04" calcext:value-type="float">
            <text:p>0.00004</text:p>
          </table:table-cell>
          <table:table-cell table:formula="of:=SUM([.B7:.F7])" office:value-type="float" office:value="0.30657" calcext:value-type="float">
            <text:p>0.30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.ukp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30512" calcext:value-type="float">
            <text:p>0.3051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08" calcext:value-type="float">
            <text:p>0.00008</text:p>
          </table:table-cell>
          <table:table-cell table:formula="of:=SUM([.B8:.F8])" office:value-type="float" office:value="0.3072" calcext:value-type="float">
            <text:p>0.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.ukp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30616" calcext:value-type="float">
            <text:p>0.3061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09" calcext:value-type="float">
            <text:p>0.00009</text:p>
          </table:table-cell>
          <table:table-cell table:formula="of:=SUM([.B9:.F9])" office:value-type="float" office:value="0.30836" calcext:value-type="float">
            <text:p>0.30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.ukp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30529" calcext:value-type="float">
            <text:p>0.3052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1" calcext:value-type="float">
            <text:p>0.0001</text:p>
          </table:table-cell>
          <table:table-cell table:formula="of:=SUM([.B10:.F10])" office:value-type="float" office:value="0.30862" calcext:value-type="float">
            <text:p>0.30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.ukp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30543" calcext:value-type="float">
            <text:p>0.3054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22" calcext:value-type="float">
            <text:p>0.00022</text:p>
          </table:table-cell>
          <table:table-cell table:formula="of:=SUM([.B11:.F11])" office:value-type="float" office:value="0.30872" calcext:value-type="float">
            <text:p>0.30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.ukp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30591" calcext:value-type="float">
            <text:p>0.3059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14" calcext:value-type="float">
            <text:p>0.00014</text:p>
          </table:table-cell>
          <table:table-cell table:formula="of:=SUM([.B12:.F12])" office:value-type="float" office:value="0.30877" calcext:value-type="float">
            <text:p>0.30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0.ukp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30703" calcext:value-type="float">
            <text:p>0.3070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05" calcext:value-type="float">
            <text:p>0.00005</text:p>
          </table:table-cell>
          <table:table-cell table:formula="of:=SUM([.B13:.F13])" office:value-type="float" office:value="0.30929" calcext:value-type="float">
            <text:p>0.30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0.ukp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30734" calcext:value-type="float">
            <text:p>0.3073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003" calcext:value-type="float">
            <text:p>0.00003</text:p>
          </table:table-cell>
          <table:table-cell table:formula="of:=SUM([.B14:.F14])" office:value-type="float" office:value="0.30943" calcext:value-type="float">
            <text:p>0.30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00.ukp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30664" calcext:value-type="float">
            <text:p>0.3066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003" calcext:value-type="float">
            <text:p>0.00003</text:p>
          </table:table-cell>
          <table:table-cell table:formula="of:=SUM([.B15:.F15])" office:value-type="float" office:value="0.3113" calcext:value-type="float">
            <text:p>0.3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0.ukp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06" calcext:value-type="float">
            <text:p>0.00006</text:p>
          </table:table-cell>
          <table:table-cell table:formula="of:=SUM([.B16:.F16])" office:value-type="float" office:value="0.31211" calcext:value-type="float">
            <text:p>0.31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31242" calcext:value-type="float">
            <text:p>0.3124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04" calcext:value-type="float">
            <text:p>0.00004</text:p>
          </table:table-cell>
          <table:table-cell table:formula="of:=SUM([.B17:.F17])" office:value-type="float" office:value="0.31352" calcext:value-type="float">
            <text:p>0.31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.ukp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15" calcext:value-type="float">
            <text:p>0.00015</text:p>
          </table:table-cell>
          <table:table-cell table:formula="of:=SUM([.B18:.F18])" office:value-type="float" office:value="0.31361" calcext:value-type="float">
            <text:p>0.31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0.ukp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30876" calcext:value-type="float">
            <text:p>0.3087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006" calcext:value-type="float">
            <text:p>0.00006</text:p>
          </table:table-cell>
          <table:table-cell table:formula="of:=SUM([.B19:.F19])" office:value-type="float" office:value="0.31528" calcext:value-type="float">
            <text:p>0.31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.ukp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31536" calcext:value-type="float">
            <text:p>0.3153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04" calcext:value-type="float">
            <text:p>0.00004</text:p>
          </table:table-cell>
          <table:table-cell table:formula="of:=SUM([.B20:.F20])" office:value-type="float" office:value="0.31616" calcext:value-type="float">
            <text:p>0.31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.ukp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31471" calcext:value-type="float">
            <text:p>0.3147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015" calcext:value-type="float">
            <text:p>0.00015</text:p>
          </table:table-cell>
          <table:table-cell table:formula="of:=SUM([.B21:.F21])" office:value-type="float" office:value="0.31845" calcext:value-type="float">
            <text:p>0.31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30000wmin10.ukp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31101" calcext:value-type="float">
            <text:p>0.3110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011" calcext:value-type="float">
            <text:p>0.00011</text:p>
          </table:table-cell>
          <table:table-cell table:formula="of:=SUM([.B22:.F22])" office:value-type="float" office:value="0.31848" calcext:value-type="float">
            <text:p>0.31848</text:p>
          </table:table-cell>
          <table:table-cell/>
          <table:table-cell office:value-type="string" calcext:value-type="string">
            <text:p>As instâncias foram ordenadas pela coluna Sum (tempo total que o UKP5 levou para resolver</text:p>
            <text:p>a instância). As instâncias que demoraram mais tempo tiveram esse comportamento devido ao</text:p>
            <text:p>custo de alocação do vetor.</text:p>
          </table:table-cell>
        </table:table-row>
        <table:table-row table:style-name="ro1">
          <table:table-cell office:value-type="string" calcext:value-type="string">
            <text:p>n10000wmin100.ukp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30359" calcext:value-type="float">
            <text:p>0.3035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0005" calcext:value-type="float">
            <text:p>0.00005</text:p>
          </table:table-cell>
          <table:table-cell table:formula="of:=SUM([.B23:.F23])" office:value-type="float" office:value="0.31878" calcext:value-type="float">
            <text:p>0.31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.ukp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30863" calcext:value-type="float">
            <text:p>0.3086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1081" calcext:value-type="float">
            <text:p>0.01081</text:p>
          </table:table-cell>
          <table:table-cell office:value-type="float" office:value="0.00011" calcext:value-type="float">
            <text:p>0.00011</text:p>
          </table:table-cell>
          <table:table-cell table:formula="of:=SUM([.B24:.F24])" office:value-type="float" office:value="0.32177" calcext:value-type="float">
            <text:p>0.32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.ukp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01" calcext:value-type="float">
            <text:p>0.0001</text:p>
          </table:table-cell>
          <table:table-cell table:formula="of:=SUM([.B25:.F25])" office:value-type="float" office:value="0.3224" calcext:value-type="float">
            <text:p>0.3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0.ukp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30592" calcext:value-type="float">
            <text:p>0.3059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0008" calcext:value-type="float">
            <text:p>0.00008</text:p>
          </table:table-cell>
          <table:table-cell table:formula="of:=SUM([.B26:.F26])" office:value-type="float" office:value="0.32388" calcext:value-type="float">
            <text:p>0.32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000.ukp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0004" calcext:value-type="float">
            <text:p>0.00004</text:p>
          </table:table-cell>
          <table:table-cell table:formula="of:=SUM([.B27:.F27])" office:value-type="float" office:value="0.3354" calcext:value-type="float">
            <text:p>0.3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.ukp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31734" calcext:value-type="float">
            <text:p>0.3173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0.00009" calcext:value-type="float">
            <text:p>0.00009</text:p>
          </table:table-cell>
          <table:table-cell table:formula="of:=SUM([.B28:.F28])" office:value-type="float" office:value="0.34337" calcext:value-type="float">
            <text:p>0.34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0.ukp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0.00008" calcext:value-type="float">
            <text:p>0.00008</text:p>
          </table:table-cell>
          <table:table-cell table:formula="of:=SUM([.B29:.F29])" office:value-type="float" office:value="0.34421" calcext:value-type="float">
            <text:p>0.34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0.ukp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30558" calcext:value-type="float">
            <text:p>0.3055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3728" calcext:value-type="float">
            <text:p>0.03728</text:p>
          </table:table-cell>
          <table:table-cell office:value-type="float" office:value="0.0001" calcext:value-type="float">
            <text:p>0.0001</text:p>
          </table:table-cell>
          <table:table-cell table:formula="of:=SUM([.B30:.F30])" office:value-type="float" office:value="0.34488" calcext:value-type="float">
            <text:p>0.34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.ukp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31072" calcext:value-type="float">
            <text:p>0.3107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4492" calcext:value-type="float">
            <text:p>0.04492</text:p>
          </table:table-cell>
          <table:table-cell office:value-type="float" office:value="0.0001" calcext:value-type="float">
            <text:p>0.0001</text:p>
          </table:table-cell>
          <table:table-cell table:formula="of:=SUM([.B31:.F31])" office:value-type="float" office:value="0.35768" calcext:value-type="float">
            <text:p>0.35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00.ukp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31207" calcext:value-type="float">
            <text:p>0.3120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6253" calcext:value-type="float">
            <text:p>0.06253</text:p>
          </table:table-cell>
          <table:table-cell office:value-type="float" office:value="0.00004" calcext:value-type="float">
            <text:p>0.00004</text:p>
          </table:table-cell>
          <table:table-cell table:formula="of:=SUM([.B32:.F32])" office:value-type="float" office:value="0.37496" calcext:value-type="float">
            <text:p>0.37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.ukp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7854" calcext:value-type="float">
            <text:p>0.07854</text:p>
          </table:table-cell>
          <table:table-cell office:value-type="float" office:value="0.00011" calcext:value-type="float">
            <text:p>0.00011</text:p>
          </table:table-cell>
          <table:table-cell table:formula="of:=SUM([.B33:.F33])" office:value-type="float" office:value="0.38901" calcext:value-type="float">
            <text:p>0.38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0.ukp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31384" calcext:value-type="float">
            <text:p>0.3138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8223" calcext:value-type="float">
            <text:p>0.08223</text:p>
          </table:table-cell>
          <table:table-cell office:value-type="float" office:value="0.0001" calcext:value-type="float">
            <text:p>0.0001</text:p>
          </table:table-cell>
          <table:table-cell table:formula="of:=SUM([.B34:.F34])" office:value-type="float" office:value="0.39804" calcext:value-type="float">
            <text:p>0.3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00.ukp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30643" calcext:value-type="float">
            <text:p>0.3064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9582" calcext:value-type="float">
            <text:p>0.09582</text:p>
          </table:table-cell>
          <table:table-cell office:value-type="float" office:value="0.00011" calcext:value-type="float">
            <text:p>0.00011</text:p>
          </table:table-cell>
          <table:table-cell table:formula="of:=SUM([.B35:.F35])" office:value-type="float" office:value="0.40461" calcext:value-type="float">
            <text:p>0.40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0.ukp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30398" calcext:value-type="float">
            <text:p>0.3039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10888" calcext:value-type="float">
            <text:p>0.10888</text:p>
          </table:table-cell>
          <table:table-cell office:value-type="float" office:value="0.00006" calcext:value-type="float">
            <text:p>0.00006</text:p>
          </table:table-cell>
          <table:table-cell table:formula="of:=SUM([.B36:.F36])" office:value-type="float" office:value="0.41402" calcext:value-type="float">
            <text:p>0.41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00.ukp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30827" calcext:value-type="float">
            <text:p>0.3082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36137" calcext:value-type="float">
            <text:p>0.36137</text:p>
          </table:table-cell>
          <table:table-cell office:value-type="float" office:value="0.00011" calcext:value-type="float">
            <text:p>0.00011</text:p>
          </table:table-cell>
          <table:table-cell table:formula="of:=SUM([.B37:.F37])" office:value-type="float" office:value="0.67154" calcext:value-type="float">
            <text:p>0.67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00.ukp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31082" calcext:value-type="float">
            <text:p>0.3108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00012" calcext:value-type="float">
            <text:p>0.00012</text:p>
          </table:table-cell>
          <table:table-cell table:formula="of:=SUM([.B38:.F38])" office:value-type="float" office:value="1.31067" calcext:value-type="float">
            <text:p>1.31067</text:p>
          </table:table-cell>
          <table:table-cell table:number-columns-repeated="2"/>
        </table:table-row>
      </table:table>
      <table:table table:name="Capacities if y_star was used" table:style-name="ta1">
        <table:shapes>
          <draw:frame draw:z-index="0" draw:style-name="gr1" draw:text-style-name="P1" svg:width="159.99mm" svg:height="90.05mm" svg:x="102.02mm" svg:y="1.06mm">
            <draw:object draw:notify-on-update-of-ranges="'Capacities if y_star was used'.C1:'Capacities if y_star was used'.C1 'Capacities if y_star was used'.C2:'Capacities if y_star was used'.C38 'Capacities if y_star was used'.D1:'Capacities if y_star was used'.D1 'Capacities if y_star was used'.D2:'Capacities if y_star was used'.D3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y* boun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min(y*, capacity)</text:p>
          </table:table-cell>
        </table:table-row>
        <table:table-row table:style-name="ro1">
          <table:table-cell office:value-type="string" calcext:value-type="string">
            <text:p>n10000wmin100.ukp</text:p>
          </table:table-cell>
          <table:table-cell office:value-type="float" office:value="10360667" calcext:value-type="float">
            <text:p>10360667</text:p>
          </table:table-cell>
          <table:table-cell office:value-type="float" office:value="200000000" calcext:value-type="float">
            <text:p>200000000</text:p>
          </table:table-cell>
          <table:table-cell table:formula="of:=MIN([.B2];[.C2])" office:value-type="float" office:value="10360667" calcext:value-type="float">
            <text:p>10360667</text:p>
          </table:table-cell>
        </table:table-row>
        <table:table-row table:style-name="ro1">
          <table:table-cell office:value-type="string" calcext:value-type="string">
            <text:p>n10000wmin10.ukp</text:p>
          </table:table-cell>
          <table:table-cell office:value-type="float" office:value="18049" calcext:value-type="float">
            <text:p>18049</text:p>
          </table:table-cell>
          <table:table-cell office:value-type="float" office:value="200000000" calcext:value-type="float">
            <text:p>200000000</text:p>
          </table:table-cell>
          <table:table-cell table:formula="of:=MIN([.B3];[.C3])" office:value-type="float" office:value="18049" calcext:value-type="float">
            <text:p>18049</text:p>
          </table:table-cell>
        </table:table-row>
        <table:table-row table:style-name="ro1">
          <table:table-cell office:value-type="string" calcext:value-type="string">
            <text:p>n10000wmin1.ukp</text:p>
          </table:table-cell>
          <table:table-cell office:value-type="float" office:value="18" calcext:value-type="float">
            <text:p>18</text:p>
          </table:table-cell>
          <table:table-cell office:value-type="float" office:value="200000000" calcext:value-type="float">
            <text:p>200000000</text:p>
          </table:table-cell>
          <table:table-cell table:formula="of:=MIN([.B4];[.C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10000wmin30.ukp</text:p>
          </table:table-cell>
          <table:table-cell office:value-type="float" office:value="1301" calcext:value-type="float">
            <text:p>1301</text:p>
          </table:table-cell>
          <table:table-cell office:value-type="float" office:value="200000000" calcext:value-type="float">
            <text:p>200000000</text:p>
          </table:table-cell>
          <table:table-cell table:formula="of:=MIN([.B5];[.C5])"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n10000wmin3.ukp</text:p>
          </table:table-cell>
          <table:table-cell office:value-type="float" office:value="12" calcext:value-type="float">
            <text:p>12</text:p>
          </table:table-cell>
          <table:table-cell office:value-type="float" office:value="200000000" calcext:value-type="float">
            <text:p>200000000</text:p>
          </table:table-cell>
          <table:table-cell table:formula="of:=MIN([.B6];[.C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15000wmin100.ukp</text:p>
          </table:table-cell>
          <table:table-cell office:value-type="float" office:value="64664" calcext:value-type="float">
            <text:p>64664</text:p>
          </table:table-cell>
          <table:table-cell office:value-type="float" office:value="200000000" calcext:value-type="float">
            <text:p>200000000</text:p>
          </table:table-cell>
          <table:table-cell table:formula="of:=MIN([.B7];[.C7])" office:value-type="float" office:value="64664" calcext:value-type="float">
            <text:p>64664</text:p>
          </table:table-cell>
        </table:table-row>
        <table:table-row table:style-name="ro1">
          <table:table-cell office:value-type="string" calcext:value-type="string">
            <text:p>n15000wmin10.ukp</text:p>
          </table:table-cell>
          <table:table-cell office:value-type="float" office:value="15363" calcext:value-type="float">
            <text:p>15363</text:p>
          </table:table-cell>
          <table:table-cell office:value-type="float" office:value="200000000" calcext:value-type="float">
            <text:p>200000000</text:p>
          </table:table-cell>
          <table:table-cell table:formula="of:=MIN([.B8];[.C8])" office:value-type="float" office:value="15363" calcext:value-type="float">
            <text:p>15363</text:p>
          </table:table-cell>
        </table:table-row>
        <table:table-row table:style-name="ro1">
          <table:table-cell office:value-type="string" calcext:value-type="string">
            <text:p>n15000wmin1.ukp</text:p>
          </table:table-cell>
          <table:table-cell office:value-type="float" office:value="83" calcext:value-type="float">
            <text:p>83</text:p>
          </table:table-cell>
          <table:table-cell office:value-type="float" office:value="200000000" calcext:value-type="float">
            <text:p>200000000</text:p>
          </table:table-cell>
          <table:table-cell table:formula="of:=MIN([.B9];[.C9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15000wmin300.ukp</text:p>
          </table:table-cell>
          <table:table-cell office:value-type="float" office:value="1115220683" calcext:value-type="float">
            <text:p>1115220683</text:p>
          </table:table-cell>
          <table:table-cell office:value-type="float" office:value="200000000" calcext:value-type="float">
            <text:p>200000000</text:p>
          </table:table-cell>
          <table:table-cell table:formula="of:=MIN([.B10];[.C10])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5000wmin30.ukp</text:p>
          </table:table-cell>
          <table:table-cell office:value-type="float" office:value="615" calcext:value-type="float">
            <text:p>615</text:p>
          </table:table-cell>
          <table:table-cell office:value-type="float" office:value="200000000" calcext:value-type="float">
            <text:p>200000000</text:p>
          </table:table-cell>
          <table:table-cell table:formula="of:=MIN([.B11];[.C11])"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n15000wmin3.ukp</text:p>
          </table:table-cell>
          <table:table-cell office:value-type="float" office:value="25" calcext:value-type="float">
            <text:p>25</text:p>
          </table:table-cell>
          <table:table-cell office:value-type="float" office:value="200000000" calcext:value-type="float">
            <text:p>200000000</text:p>
          </table:table-cell>
          <table:table-cell table:formula="of:=MIN([.B12];[.C12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20000wmin100.ukp</text:p>
          </table:table-cell>
          <table:table-cell office:value-type="float" office:value="16559294" calcext:value-type="float">
            <text:p>16559294</text:p>
          </table:table-cell>
          <table:table-cell office:value-type="float" office:value="200000000" calcext:value-type="float">
            <text:p>200000000</text:p>
          </table:table-cell>
          <table:table-cell table:formula="of:=MIN([.B13];[.C13])" office:value-type="float" office:value="16559294" calcext:value-type="float">
            <text:p>16559294</text:p>
          </table:table-cell>
        </table:table-row>
        <table:table-row table:style-name="ro1">
          <table:table-cell office:value-type="string" calcext:value-type="string">
            <text:p>n20000wmin10.ukp</text:p>
          </table:table-cell>
          <table:table-cell office:value-type="float" office:value="14959087" calcext:value-type="float">
            <text:p>14959087</text:p>
          </table:table-cell>
          <table:table-cell office:value-type="float" office:value="200000000" calcext:value-type="float">
            <text:p>200000000</text:p>
          </table:table-cell>
          <table:table-cell table:formula="of:=MIN([.B14];[.C14])" office:value-type="float" office:value="14959087" calcext:value-type="float">
            <text:p>14959087</text:p>
          </table:table-cell>
        </table:table-row>
        <table:table-row table:style-name="ro1">
          <table:table-cell office:value-type="string" calcext:value-type="string">
            <text:p>n20000wmin1.ukp</text:p>
          </table:table-cell>
          <table:table-cell office:value-type="float" office:value="505" calcext:value-type="float">
            <text:p>505</text:p>
          </table:table-cell>
          <table:table-cell office:value-type="float" office:value="200000000" calcext:value-type="float">
            <text:p>200000000</text:p>
          </table:table-cell>
          <table:table-cell table:formula="of:=MIN([.B15];[.C15])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n20000wmin30.ukp</text:p>
          </table:table-cell>
          <table:table-cell office:value-type="float" office:value="24869526" calcext:value-type="float">
            <text:p>24869526</text:p>
          </table:table-cell>
          <table:table-cell office:value-type="float" office:value="200000000" calcext:value-type="float">
            <text:p>200000000</text:p>
          </table:table-cell>
          <table:table-cell table:formula="of:=MIN([.B16];[.C16])" office:value-type="float" office:value="24869526" calcext:value-type="float">
            <text:p>24869526</text:p>
          </table:table-cell>
        </table:table-row>
        <table:table-row table:style-name="ro1">
          <table:table-cell office:value-type="string" calcext:value-type="string">
            <text:p>n20000wmin3.ukp</text:p>
          </table:table-cell>
          <table:table-cell office:value-type="float" office:value="359" calcext:value-type="float">
            <text:p>359</text:p>
          </table:table-cell>
          <table:table-cell office:value-type="float" office:value="200000000" calcext:value-type="float">
            <text:p>200000000</text:p>
          </table:table-cell>
          <table:table-cell table:formula="of:=MIN([.B17];[.C17])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n25000wmin1000.ukp</text:p>
          </table:table-cell>
          <table:table-cell office:value-type="float" office:value="9567737339" calcext:value-type="float">
            <text:p>9567737339</text:p>
          </table:table-cell>
          <table:table-cell office:value-type="float" office:value="200000000" calcext:value-type="float">
            <text:p>200000000</text:p>
          </table:table-cell>
          <table:table-cell table:formula="of:=MIN([.B18];[.C18])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100.ukp</text:p>
          </table:table-cell>
          <table:table-cell office:value-type="float" office:value="2192775" calcext:value-type="float">
            <text:p>2192775</text:p>
          </table:table-cell>
          <table:table-cell office:value-type="float" office:value="200000000" calcext:value-type="float">
            <text:p>200000000</text:p>
          </table:table-cell>
          <table:table-cell table:formula="of:=MIN([.B19];[.C19])" office:value-type="float" office:value="2192775" calcext:value-type="float">
            <text:p>2192775</text:p>
          </table:table-cell>
        </table:table-row>
        <table:table-row table:style-name="ro1">
          <table:table-cell office:value-type="string" calcext:value-type="string">
            <text:p>n25000wmin10.ukp</text:p>
          </table:table-cell>
          <table:table-cell office:value-type="float" office:value="8110" calcext:value-type="float">
            <text:p>8110</text:p>
          </table:table-cell>
          <table:table-cell office:value-type="float" office:value="200000000" calcext:value-type="float">
            <text:p>200000000</text:p>
          </table:table-cell>
          <table:table-cell table:formula="of:=MIN([.B20];[.C20])" office:value-type="float" office:value="8110" calcext:value-type="float">
            <text:p>8110</text:p>
          </table:table-cell>
        </table:table-row>
        <table:table-row table:style-name="ro1">
          <table:table-cell office:value-type="string" calcext:value-type="string">
            <text:p>n25000wmin1.ukp</text:p>
          </table:table-cell>
          <table:table-cell office:value-type="float" office:value="212" calcext:value-type="float">
            <text:p>212</text:p>
          </table:table-cell>
          <table:table-cell office:value-type="float" office:value="200000000" calcext:value-type="float">
            <text:p>200000000</text:p>
          </table:table-cell>
          <table:table-cell table:formula="of:=MIN([.B21];[.C21])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n25000wmin300.ukp</text:p>
          </table:table-cell>
          <table:table-cell office:value-type="float" office:value="424719153" calcext:value-type="float">
            <text:p>424719153</text:p>
          </table:table-cell>
          <table:table-cell office:value-type="float" office:value="200000000" calcext:value-type="float">
            <text:p>200000000</text:p>
          </table:table-cell>
          <table:table-cell table:formula="of:=MIN([.B22];[.C22])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30.ukp</text:p>
          </table:table-cell>
          <table:table-cell office:value-type="float" office:value="954709" calcext:value-type="float">
            <text:p>954709</text:p>
          </table:table-cell>
          <table:table-cell office:value-type="float" office:value="200000000" calcext:value-type="float">
            <text:p>200000000</text:p>
          </table:table-cell>
          <table:table-cell table:formula="of:=MIN([.B23];[.C23])" office:value-type="float" office:value="954709" calcext:value-type="float">
            <text:p>954709</text:p>
          </table:table-cell>
        </table:table-row>
        <table:table-row table:style-name="ro1">
          <table:table-cell office:value-type="string" calcext:value-type="string">
            <text:p>n25000wmin3.ukp</text:p>
          </table:table-cell>
          <table:table-cell office:value-type="float" office:value="84944364" calcext:value-type="float">
            <text:p>84944364</text:p>
          </table:table-cell>
          <table:table-cell office:value-type="float" office:value="200000000" calcext:value-type="float">
            <text:p>200000000</text:p>
          </table:table-cell>
          <table:table-cell table:formula="of:=MIN([.B24];[.C24])" office:value-type="float" office:value="84944364" calcext:value-type="float">
            <text:p>84944364</text:p>
          </table:table-cell>
        </table:table-row>
        <table:table-row table:style-name="ro1">
          <table:table-cell office:value-type="string" calcext:value-type="string">
            <text:p>n30000wmin100.ukp</text:p>
          </table:table-cell>
          <table:table-cell office:value-type="float" office:value="78934069" calcext:value-type="float">
            <text:p>78934069</text:p>
          </table:table-cell>
          <table:table-cell office:value-type="float" office:value="200000000" calcext:value-type="float">
            <text:p>200000000</text:p>
          </table:table-cell>
          <table:table-cell table:formula="of:=MIN([.B25];[.C25])" office:value-type="float" office:value="78934069" calcext:value-type="float">
            <text:p>78934069</text:p>
          </table:table-cell>
        </table:table-row>
        <table:table-row table:style-name="ro1">
          <table:table-cell office:value-type="string" calcext:value-type="string">
            <text:p>n30000wmin10.ukp</text:p>
          </table:table-cell>
          <table:table-cell office:value-type="float" office:value="111883" calcext:value-type="float">
            <text:p>111883</text:p>
          </table:table-cell>
          <table:table-cell office:value-type="float" office:value="200000000" calcext:value-type="float">
            <text:p>200000000</text:p>
          </table:table-cell>
          <table:table-cell table:formula="of:=MIN([.B26];[.C26])" office:value-type="float" office:value="111883" calcext:value-type="float">
            <text:p>111883</text:p>
          </table:table-cell>
        </table:table-row>
        <table:table-row table:style-name="ro1">
          <table:table-cell office:value-type="string" calcext:value-type="string">
            <text:p>n30000wmin1.ukp</text:p>
          </table:table-cell>
          <table:table-cell office:value-type="float" office:value="84" calcext:value-type="float">
            <text:p>84</text:p>
          </table:table-cell>
          <table:table-cell office:value-type="float" office:value="200000000" calcext:value-type="float">
            <text:p>200000000</text:p>
          </table:table-cell>
          <table:table-cell table:formula="of:=MIN([.B27];[.C27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30000wmin3000.ukp</text:p>
          </table:table-cell>
          <table:table-cell office:value-type="float" office:value="1441328089" calcext:value-type="float">
            <text:p>1441328089</text:p>
          </table:table-cell>
          <table:table-cell office:value-type="float" office:value="200000000" calcext:value-type="float">
            <text:p>200000000</text:p>
          </table:table-cell>
          <table:table-cell table:formula="of:=MIN([.B28];[.C28])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30000wmin30.ukp</text:p>
          </table:table-cell>
          <table:table-cell office:value-type="float" office:value="51006724" calcext:value-type="float">
            <text:p>51006724</text:p>
          </table:table-cell>
          <table:table-cell office:value-type="float" office:value="200000000" calcext:value-type="float">
            <text:p>200000000</text:p>
          </table:table-cell>
          <table:table-cell table:formula="of:=MIN([.B29];[.C29])" office:value-type="float" office:value="51006724" calcext:value-type="float">
            <text:p>51006724</text:p>
          </table:table-cell>
        </table:table-row>
        <table:table-row table:style-name="ro1">
          <table:table-cell office:value-type="string" calcext:value-type="string">
            <text:p>n30000wmin3.ukp</text:p>
          </table:table-cell>
          <table:table-cell office:value-type="float" office:value="22237" calcext:value-type="float">
            <text:p>22237</text:p>
          </table:table-cell>
          <table:table-cell office:value-type="float" office:value="200000000" calcext:value-type="float">
            <text:p>200000000</text:p>
          </table:table-cell>
          <table:table-cell table:formula="of:=MIN([.B30];[.C30])" office:value-type="float" office:value="22237" calcext:value-type="float">
            <text:p>22237</text:p>
          </table:table-cell>
        </table:table-row>
        <table:table-row table:style-name="ro1">
          <table:table-cell office:value-type="string" calcext:value-type="string">
            <text:p>n5000wmin1000.ukp</text:p>
          </table:table-cell>
          <table:table-cell office:value-type="float" office:value="4783610176" calcext:value-type="float">
            <text:p>4783610176</text:p>
          </table:table-cell>
          <table:table-cell office:value-type="float" office:value="200000000" calcext:value-type="float">
            <text:p>200000000</text:p>
          </table:table-cell>
          <table:table-cell table:formula="of:=MIN([.B31];[.C31])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 office:value-type="float" office:value="5025641" calcext:value-type="float">
            <text:p>5025641</text:p>
          </table:table-cell>
          <table:table-cell office:value-type="float" office:value="200000000" calcext:value-type="float">
            <text:p>200000000</text:p>
          </table:table-cell>
          <table:table-cell table:formula="of:=MIN([.B32];[.C32])" office:value-type="float" office:value="5025641" calcext:value-type="float">
            <text:p>5025641</text:p>
          </table:table-cell>
        </table:table-row>
        <table:table-row table:style-name="ro1">
          <table:table-cell office:value-type="string" calcext:value-type="string">
            <text:p>n5000wmin10.ukp</text:p>
          </table:table-cell>
          <table:table-cell office:value-type="float" office:value="867" calcext:value-type="float">
            <text:p>867</text:p>
          </table:table-cell>
          <table:table-cell office:value-type="float" office:value="200000000" calcext:value-type="float">
            <text:p>200000000</text:p>
          </table:table-cell>
          <table:table-cell table:formula="of:=MIN([.B33];[.C33])"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n5000wmin1.ukp</text:p>
          </table:table-cell>
          <table:table-cell office:value-type="float" office:value="1534" calcext:value-type="float">
            <text:p>1534</text:p>
          </table:table-cell>
          <table:table-cell office:value-type="float" office:value="200000000" calcext:value-type="float">
            <text:p>200000000</text:p>
          </table:table-cell>
          <table:table-cell table:formula="of:=MIN([.B34];[.C34])"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n5000wmin3000.ukp</text:p>
          </table:table-cell>
          <table:table-cell office:value-type="float" office:value="1107688575" calcext:value-type="float">
            <text:p>1107688575</text:p>
          </table:table-cell>
          <table:table-cell office:value-type="float" office:value="200000000" calcext:value-type="float">
            <text:p>200000000</text:p>
          </table:table-cell>
          <table:table-cell table:formula="of:=MIN([.B35];[.C35])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5000wmin300.ukp</text:p>
          </table:table-cell>
          <table:table-cell office:value-type="float" office:value="134204" calcext:value-type="float">
            <text:p>134204</text:p>
          </table:table-cell>
          <table:table-cell office:value-type="float" office:value="200000000" calcext:value-type="float">
            <text:p>200000000</text:p>
          </table:table-cell>
          <table:table-cell table:formula="of:=MIN([.B36];[.C36])" office:value-type="float" office:value="134204" calcext:value-type="float">
            <text:p>134204</text:p>
          </table:table-cell>
        </table:table-row>
        <table:table-row table:style-name="ro1">
          <table:table-cell office:value-type="string" calcext:value-type="string">
            <text:p>n5000wmin30.ukp</text:p>
          </table:table-cell>
          <table:table-cell office:value-type="float" office:value="196131" calcext:value-type="float">
            <text:p>196131</text:p>
          </table:table-cell>
          <table:table-cell office:value-type="float" office:value="200000000" calcext:value-type="float">
            <text:p>200000000</text:p>
          </table:table-cell>
          <table:table-cell table:formula="of:=MIN([.B37];[.C37])" office:value-type="float" office:value="196131" calcext:value-type="float">
            <text:p>196131</text:p>
          </table:table-cell>
        </table:table-row>
        <table:table-row table:style-name="ro1">
          <table:table-cell office:value-type="string" calcext:value-type="string">
            <text:p>n5000wmin3.ukp</text:p>
          </table:table-cell>
          <table:table-cell office:value-type="float" office:value="84193" calcext:value-type="float">
            <text:p>84193</text:p>
          </table:table-cell>
          <table:table-cell office:value-type="float" office:value="200000000" calcext:value-type="float">
            <text:p>200000000</text:p>
          </table:table-cell>
          <table:table-cell table:formula="of:=MIN([.B38];[.C38])" office:value-type="float" office:value="84193" calcext:value-type="float">
            <text:p>84193</text:p>
          </table:table-cell>
        </table:table-row>
      </table:table>
      <table:named-expressions/>
      <table:database-ranges>
        <table:database-range table:name="__Anonymous_Sheet_DB__1" table:target-range-address="'UKP5 Time Consumption Breakdown'.A2:'UKP5 Time Consumption Breakdown'.G38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4:42:56.998454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5-11-04T14:49:51.044724638</dc:date>
    <meta:editing-duration>PT41M36S</meta:editing-duration>
    <meta:editing-cycles>6</meta:editing-cycles>
    <meta:generator>LibreOffice/4.4.5.2$Linux_X86_64 LibreOffice_project/40m0$Build-2</meta:generator>
    <meta:document-statistic meta:table-count="3" meta:cell-count="91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.722cm" svg:y="3.755cm" style:legend-expansion="high" chart:style-name="ch2"/>
        <chart:plot-area chart:style-name="ch3" table:cell-range-address="'Buriol Benchmark -- only instances solved in less than 2 seconds'.A1:'Buriol Benchmark -- only instances solved in less than 2 seconds'.C38" chart:data-source-has-labels="both" svg:x="0.32cm" svg:y="0.18cm" svg:width="10.082cm" svg:height="8.645cm">
          <chartooo:coordinate-region svg:x="1.047cm" svg:y="0.18cm" svg:width="7.593cm" svg:height="5.707cm"/>
          <chart:axis chart:dimension="x" chart:name="primary-x" chart:style-name="ch4" chartooo:axis-type="auto">
            <chartooo:date-scale/>
            <chart:categories table:cell-range-address="'Buriol Benchmark -- only instances solved in less than 2 seconds'.A2:'Buriol Benchmark -- only instances solved in less than 2 seconds'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riol Benchmark -- only instances solved in less than 2 seconds'.B2:'Buriol Benchmark -- only instances solved in less than 2 seconds'.B38" chart:label-cell-address="'Buriol Benchmark -- only instances solved in less than 2 seconds'.B1:'Buriol Benchmark -- only instances solved in less than 2 seconds'.B1" chart:class="chart:line">
            <chart:data-point chart:repeated="37"/>
          </chart:series>
          <chart:series chart:style-name="ch7" chart:values-cell-range-address="'Buriol Benchmark -- only instances solved in less than 2 seconds'.C2:'Buriol Benchmark -- only instances solved in less than 2 seconds'.C38" chart:label-cell-address="'Buriol Benchmark -- only instances solved in less than 2 seconds'.C1:'Buriol Benchmark -- only instances solved in less than 2 seconds'.C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Buriol Benchmark -- only instances solved in less than 2 seconds'.B1:'Buriol Benchmark -- only instances solved in less than 2 seconds'.B1</svg:desc>
                </draw:g>
              </table:table-cell>
              <table:table-cell office:value-type="string">
                <text:p>Pyasukp Internal Time (seconds)</text:p>
                <draw:g>
                  <svg:desc>'Buriol Benchmark -- only instances solved in less than 2 seconds'.C1:'Buriol Benchmark -- only instances solved in less than 2 second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.ukp</text:p>
                <draw:g>
                  <svg:desc>'Buriol Benchmark -- only instances solved in less than 2 seconds'.A2:'Buriol Benchmark -- only instances solved in less than 2 seconds'.A38</svg:desc>
                </draw:g>
              </table:table-cell>
              <table:table-cell office:value-type="float" office:value="0.326215">
                <text:p>0.326215</text:p>
                <draw:g>
                  <svg:desc>'Buriol Benchmark -- only instances solved in less than 2 seconds'.B2:'Buriol Benchmark -- only instances solved in less than 2 seconds'.B38</svg:desc>
                </draw:g>
              </table:table-cell>
              <table:table-cell office:value-type="float" office:value="0.01333">
                <text:p>0.01333</text:p>
                <draw:g>
                  <svg:desc>'Buriol Benchmark -- only instances solved in less than 2 seconds'.C2:'Buriol Benchmark -- only instances solved in less than 2 seconds'.C38</svg:desc>
                </draw:g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0.308783">
                <text:p>0.308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0.310293">
                <text:p>0.310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0.322233">
                <text:p>0.32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0.325297">
                <text:p>0.32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0.308477">
                <text:p>0.3084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0.306645">
                <text:p>0.30664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0.310804">
                <text:p>0.3108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0.414534">
                <text:p>0.414534</text:p>
              </table:table-cell>
              <table:table-cell office:value-type="float" office:value="1.16333">
                <text:p>1.16333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0.307747">
                <text:p>0.3077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0.306926">
                <text:p>0.30692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0.337972">
                <text:p>0.33797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0.338745">
                <text:p>0.338745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0.307496">
                <text:p>0.30749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0.323372">
                <text:p>0.323372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0.314995">
                <text:p>0.31499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0.698933">
                <text:p>0.698933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0.357258">
                <text:p>0.357258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0.309461">
                <text:p>0.3094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0.309631">
                <text:p>0.30963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0.392875">
                <text:p>0.3928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0.316903">
                <text:p>0.316903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0.361808">
                <text:p>0.361808</text:p>
              </table:table-cell>
              <table:table-cell office:value-type="float" office:value="0.15333">
                <text:p>0.15333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0.409785">
                <text:p>0.40978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0.309871">
                <text:p>0.309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0.310513">
                <text:p>0.31051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1.28684">
                <text:p>1.28684</text:p>
              </table:table-cell>
              <table:table-cell office:value-type="float" office:value="1.60667">
                <text:p>1.60667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0.394118">
                <text:p>0.394118</text:p>
              </table:table-cell>
              <table:table-cell office:value-type="float" office:value="0.17333">
                <text:p>0.17333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0.317724">
                <text:p>0.3177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0.33697">
                <text:p>0.3369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0.308032">
                <text:p>0.3080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0.311781">
                <text:p>0.31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0.312689">
                <text:p>0.312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0.368235">
                <text:p>0.368235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0.305985">
                <text:p>0.30598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0.307365">
                <text:p>0.30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0.308463">
                <text:p>0.30846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562cm" svg:y="3.755cm" style:legend-expansion="high" chart:style-name="ch2"/>
        <chart:plot-area chart:style-name="ch3" table:cell-range-address="'Buriol Benchmark -- only instances solved in less than 2 seconds'.E1:'Buriol Benchmark -- only instances solved in less than 2 seconds'.G38" chart:data-source-has-labels="both" svg:x="0.32cm" svg:y="0.18cm" svg:width="9.922cm" svg:height="8.645cm">
          <chartooo:coordinate-region svg:x="1.047cm" svg:y="0.38cm" svg:width="9.008cm" svg:height="7.798cm"/>
          <chart:axis chart:dimension="x" chart:name="primary-x" chart:style-name="ch4" chartooo:axis-type="auto">
            <chart:categories table:cell-range-address="'Buriol Benchmark -- only instances solved in less than 2 seconds'.E2:'Buriol Benchmark -- only instances solved in less than 2 seconds'.E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riol Benchmark -- only instances solved in less than 2 seconds'.F2:'Buriol Benchmark -- only instances solved in less than 2 seconds'.F38" chart:label-cell-address="'Buriol Benchmark -- only instances solved in less than 2 seconds'.F1:'Buriol Benchmark -- only instances solved in less than 2 seconds'.F1" chart:class="chart:scatter">
            <chart:data-point chart:repeated="37"/>
          </chart:series>
          <chart:series chart:style-name="ch7" chart:values-cell-range-address="'Buriol Benchmark -- only instances solved in less than 2 seconds'.G2:'Buriol Benchmark -- only instances solved in less than 2 seconds'.G38" chart:label-cell-address="'Buriol Benchmark -- only instances solved in less than 2 seconds'.G1:'Buriol Benchmark -- only instances solved in less than 2 seconds'.G1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'Buriol Benchmark -- only instances solved in less than 2 seconds'.F1:'Buriol Benchmark -- only instances solved in less than 2 seconds'.F1</svg:desc>
                </draw:g>
              </table:table-cell>
              <table:table-cell office:value-type="string">
                <text:p>Pyasukp External Time (seconds)</text:p>
                <draw:g>
                  <svg:desc>'Buriol Benchmark -- only instances solved in less than 2 seconds'.G1:'Buriol Benchmark -- only instances solved in less than 2 second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.ukp</text:p>
                <draw:g>
                  <svg:desc>'Buriol Benchmark -- only instances solved in less than 2 seconds'.E2:'Buriol Benchmark -- only instances solved in less than 2 seconds'.E38</svg:desc>
                </draw:g>
              </table:table-cell>
              <table:table-cell office:value-type="float" office:value="0.33">
                <text:p>0.33</text:p>
                <draw:g>
                  <svg:desc>'Buriol Benchmark -- only instances solved in less than 2 seconds'.F2:'Buriol Benchmark -- only instances solved in less than 2 seconds'.F38</svg:desc>
                </draw:g>
              </table:table-cell>
              <table:table-cell office:value-type="float" office:value="0.01">
                <text:p>0.01</text:p>
                <draw:g>
                  <svg:desc>'Buriol Benchmark -- only instances solved in less than 2 seconds'.G2:'Buriol Benchmark -- only instances solved in less than 2 seconds'.G38</svg:desc>
                </draw:g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0.32">
                <text:p>0.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0.43">
                <text:p>0.4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0.36">
                <text:p>0.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0.72">
                <text:p>0.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0.38">
                <text:p>0.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0.38">
                <text:p>0.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0.44">
                <text:p>0.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0.34">
                <text:p>0.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0.34">
                <text:p>0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1.31">
                <text:p>1.3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0.42">
                <text:p>0.4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0.34">
                <text:p>0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185cm" svg:y="3.755cm" style:legend-expansion="high" chart:style-name="ch2"/>
        <chart:plot-area chart:style-name="ch3" table:cell-range-address="'Buriol Benchmark -- only instances solved in less than 2 seconds'.I1:'Buriol Benchmark -- only instances solved in less than 2 seconds'.K38" chart:data-source-has-labels="both" svg:x="0.32cm" svg:y="0.18cm" svg:width="9.545cm" svg:height="8.645cm">
          <chartooo:coordinate-region svg:x="1.867cm" svg:y="0.379cm" svg:width="7.811cm" svg:height="7.799cm"/>
          <chart:axis chart:dimension="x" chart:name="primary-x" chart:style-name="ch4" chartooo:axis-type="auto">
            <chart:categories table:cell-range-address="'Buriol Benchmark -- only instances solved in less than 2 seconds'.I2:'Buriol Benchmark -- only instances solved in less than 2 seconds'.I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riol Benchmark -- only instances solved in less than 2 seconds'.J2:'Buriol Benchmark -- only instances solved in less than 2 seconds'.J38" chart:label-cell-address="'Buriol Benchmark -- only instances solved in less than 2 seconds'.J1:'Buriol Benchmark -- only instances solved in less than 2 seconds'.J1" chart:class="chart:scatter">
            <chart:data-point chart:repeated="37"/>
          </chart:series>
          <chart:series chart:style-name="ch7" chart:values-cell-range-address="'Buriol Benchmark -- only instances solved in less than 2 seconds'.K2:'Buriol Benchmark -- only instances solved in less than 2 seconds'.K38" chart:label-cell-address="'Buriol Benchmark -- only instances solved in less than 2 seconds'.K1:'Buriol Benchmark -- only instances solved in less than 2 seconds'.K1" chart:class="chart:scatte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'Buriol Benchmark -- only instances solved in less than 2 seconds'.J1:'Buriol Benchmark -- only instances solved in less than 2 seconds'.J1</svg:desc>
                </draw:g>
              </table:table-cell>
              <table:table-cell office:value-type="string">
                <text:p>Pyasukp Max Memory Use (Kb)</text:p>
                <draw:g>
                  <svg:desc>'Buriol Benchmark -- only instances solved in less than 2 seconds'.K1:'Buriol Benchmark -- only instances solved in less than 2 second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.ukp</text:p>
                <draw:g>
                  <svg:desc>'Buriol Benchmark -- only instances solved in less than 2 seconds'.I2:'Buriol Benchmark -- only instances solved in less than 2 seconds'.I38</svg:desc>
                </draw:g>
              </table:table-cell>
              <table:table-cell office:value-type="float" office:value="3130152">
                <text:p>3130152</text:p>
                <draw:g>
                  <svg:desc>'Buriol Benchmark -- only instances solved in less than 2 seconds'.J2:'Buriol Benchmark -- only instances solved in less than 2 seconds'.J38</svg:desc>
                </draw:g>
              </table:table-cell>
              <table:table-cell office:value-type="float" office:value="8268">
                <text:p>8268</text:p>
                <draw:g>
                  <svg:desc>'Buriol Benchmark -- only instances solved in less than 2 seconds'.K2:'Buriol Benchmark -- only instances solved in less than 2 seconds'.K38</svg:desc>
                </draw:g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3130144">
                <text:p>3130144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3129916">
                <text:p>3129916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3130092">
                <text:p>3130092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3130116">
                <text:p>3130116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3130320">
                <text:p>3130320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3130104">
                <text:p>3130104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3130312">
                <text:p>3130312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3130320">
                <text:p>3130320</text:p>
              </table:table-cell>
              <table:table-cell office:value-type="float" office:value="27988">
                <text:p>27988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3130184">
                <text:p>3130184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3130372">
                <text:p>3130372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3130356">
                <text:p>3130356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3130416">
                <text:p>3130416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3130312">
                <text:p>3130312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3130176">
                <text:p>3130176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3130248">
                <text:p>3130248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3130424">
                <text:p>3130424</text:p>
              </table:table-cell>
              <table:table-cell office:value-type="float" office:value="25364">
                <text:p>25364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3130396">
                <text:p>3130396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3130244">
                <text:p>3130244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3130420">
                <text:p>3130420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3130416">
                <text:p>3130416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3130244">
                <text:p>3130244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3130244">
                <text:p>3130244</text:p>
              </table:table-cell>
              <table:table-cell office:value-type="float" office:value="24536">
                <text:p>24536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3130604">
                <text:p>3130604</text:p>
              </table:table-cell>
              <table:table-cell office:value-type="float" office:value="20780">
                <text:p>20780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3130516">
                <text:p>3130516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3130308">
                <text:p>3130308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3130488">
                <text:p>3130488</text:p>
              </table:table-cell>
              <table:table-cell office:value-type="float" office:value="29352">
                <text:p>29352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3130500">
                <text:p>3130500</text:p>
              </table:table-cell>
              <table:table-cell office:value-type="float" office:value="15816">
                <text:p>15816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3130516">
                <text:p>3130516</text:p>
              </table:table-cell>
              <table:table-cell office:value-type="float" office:value="9104">
                <text:p>9104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3129868">
                <text:p>3129868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3130120">
                <text:p>313012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3129900">
                <text:p>3129900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3129900">
                <text:p>31299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3130080">
                <text:p>3130080</text:p>
              </table:table-cell>
              <table:table-cell office:value-type="float" office:value="24592">
                <text:p>24592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3130124">
                <text:p>3130124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3129896">
                <text:p>3129896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3130072">
                <text:p>3130072</text:p>
              </table:table-cell>
              <table:table-cell office:value-type="float" office:value="4912">
                <text:p>4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205cm" style:legend-expansion="high" chart:style-name="ch2"/>
        <chart:plot-area chart:style-name="ch3" table:cell-range-address="'UKP5 Time Consumption Breakdown'.B1:'UKP5 Time Consumption Breakdown'.F38" chart:data-source-has-labels="row" svg:x="0.32cm" svg:y="0.18cm" svg:width="13.097cm" svg:height="8.64cm">
          <chartooo:coordinate-region svg:x="0.941cm" svg:y="0.22cm" svg:width="11.866cm" svg:height="7.9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UKP5 Time Consumption Breakdown'.B2:'UKP5 Time Consumption Breakdown'.B38" chart:label-cell-address="'UKP5 Time Consumption Breakdown'.B1:'UKP5 Time Consumption Breakdown'.B1" chart:class="chart:bar">
            <chart:data-point chart:repeated="37"/>
          </chart:series>
          <chart:series chart:style-name="ch8" chart:values-cell-range-address="'UKP5 Time Consumption Breakdown'.C2:'UKP5 Time Consumption Breakdown'.C38" chart:label-cell-address="'UKP5 Time Consumption Breakdown'.C1:'UKP5 Time Consumption Breakdown'.C1" chart:class="chart:bar">
            <chart:data-point chart:repeated="37"/>
          </chart:series>
          <chart:series chart:style-name="ch9" chart:values-cell-range-address="'UKP5 Time Consumption Breakdown'.D2:'UKP5 Time Consumption Breakdown'.D38" chart:label-cell-address="'UKP5 Time Consumption Breakdown'.D1:'UKP5 Time Consumption Breakdown'.D1" chart:class="chart:bar">
            <chart:data-point chart:repeated="37"/>
          </chart:series>
          <chart:series chart:style-name="ch10" chart:values-cell-range-address="'UKP5 Time Consumption Breakdown'.E2:'UKP5 Time Consumption Breakdown'.E38" chart:label-cell-address="'UKP5 Time Consumption Breakdown'.E1:'UKP5 Time Consumption Breakdown'.E1" chart:class="chart:bar">
            <chart:data-point chart:repeated="37"/>
          </chart:series>
          <chart:series chart:style-name="ch11" chart:values-cell-range-address="'UKP5 Time Consumption Breakdown'.F2:'UKP5 Time Consumption Breakdown'.F38" chart:label-cell-address="'UKP5 Time Consumption Breakdown'.F1:'UKP5 Time Consumption Breakdown'.F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 time</text:p>
                <draw:g>
                  <svg:desc>'UKP5 Time Consumption Breakdown'.B1:'UKP5 Time Consumption Breakdown'.B1</svg:desc>
                </draw:g>
              </table:table-cell>
              <table:table-cell office:value-type="string">
                <text:p>Vect time</text:p>
                <draw:g>
                  <svg:desc>'UKP5 Time Consumption Breakdown'.C1:'UKP5 Time Consumption Breakdown'.C1</svg:desc>
                </draw:g>
              </table:table-cell>
              <table:table-cell office:value-type="string">
                <text:p>O(n) time</text:p>
                <draw:g>
                  <svg:desc>'UKP5 Time Consumption Breakdown'.D1:'UKP5 Time Consumption Breakdown'.D1</svg:desc>
                </draw:g>
              </table:table-cell>
              <table:table-cell office:value-type="string">
                <text:p>pha1 time</text:p>
                <draw:g>
                  <svg:desc>'UKP5 Time Consumption Breakdown'.E1:'UKP5 Time Consumption Breakdown'.E1</svg:desc>
                </draw:g>
              </table:table-cell>
              <table:table-cell office:value-type="string">
                <text:p>pha2 time</text:p>
                <draw:g>
                  <svg:desc>'UKP5 Time Consumption Breakdown'.F1:'UKP5 Time Consumption Breakdow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5">
                <text:p>0.00065</text:p>
                <draw:g>
                  <svg:desc>'UKP5 Time Consumption Breakdown'.B2:'UKP5 Time Consumption Breakdown'.B38</svg:desc>
                </draw:g>
              </table:table-cell>
              <table:table-cell office:value-type="float" office:value="0.30246">
                <text:p>0.30246</text:p>
                <draw:g>
                  <svg:desc>'UKP5 Time Consumption Breakdown'.C2:'UKP5 Time Consumption Breakdown'.C38</svg:desc>
                </draw:g>
              </table:table-cell>
              <table:table-cell office:value-type="float" office:value="0.00002">
                <text:p>0.00002</text:p>
                <draw:g>
                  <svg:desc>'UKP5 Time Consumption Breakdown'.D2:'UKP5 Time Consumption Breakdown'.D38</svg:desc>
                </draw:g>
              </table:table-cell>
              <table:table-cell office:value-type="float" office:value="0.00053">
                <text:p>0.00053</text:p>
                <draw:g>
                  <svg:desc>'UKP5 Time Consumption Breakdown'.E2:'UKP5 Time Consumption Breakdown'.E38</svg:desc>
                </draw:g>
              </table:table-cell>
              <table:table-cell office:value-type="float" office:value="0.00026">
                <text:p>0.00026</text:p>
                <draw:g>
                  <svg:desc>'UKP5 Time Consumption Breakdown'.F2:'UKP5 Time Consumption Breakdown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">
                <text:p>0.0003</text:p>
              </table:table-cell>
              <table:table-cell office:value-type="float" office:value="0.30385">
                <text:p>0.30385</text:p>
              </table:table-cell>
              <table:table-cell office:value-type="float" office:value="0.00001">
                <text:p>0.00001</text:p>
              </table:table-cell>
              <table:table-cell office:value-type="float" office:value="0.00045">
                <text:p>0.0004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4">
                <text:p>0.00104</text:p>
              </table:table-cell>
              <table:table-cell office:value-type="float" office:value="0.30412">
                <text:p>0.30412</text:p>
              </table:table-cell>
              <table:table-cell office:value-type="float" office:value="0.00002">
                <text:p>0.00002</text:p>
              </table:table-cell>
              <table:table-cell office:value-type="float" office:value="0.00047">
                <text:p>0.0004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3">
                <text:p>0.00103</text:p>
              </table:table-cell>
              <table:table-cell office:value-type="float" office:value="0.3044">
                <text:p>0.3044</text:p>
              </table:table-cell>
              <table:table-cell office:value-type="float" office:value="0.00002">
                <text:p>0.00002</text:p>
              </table:table-cell>
              <table:table-cell office:value-type="float" office:value="0.00049">
                <text:p>0.00049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3">
                <text:p>0.00143</text:p>
              </table:table-cell>
              <table:table-cell office:value-type="float" office:value="0.30392">
                <text:p>0.30392</text:p>
              </table:table-cell>
              <table:table-cell office:value-type="float" office:value="0.00003">
                <text:p>0.00003</text:p>
              </table:table-cell>
              <table:table-cell office:value-type="float" office:value="0.00089">
                <text:p>0.00089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">
                <text:p>0.0003</text:p>
              </table:table-cell>
              <table:table-cell office:value-type="float" office:value="0.30587">
                <text:p>0.30587</text:p>
              </table:table-cell>
              <table:table-cell office:value-type="float" office:value="0.00001">
                <text:p>0.00001</text:p>
              </table:table-cell>
              <table:table-cell office:value-type="float" office:value="0.00035">
                <text:p>0.0003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">
                <text:p>0.00104</text:p>
              </table:table-cell>
              <table:table-cell office:value-type="float" office:value="0.30512">
                <text:p>0.30512</text:p>
              </table:table-cell>
              <table:table-cell office:value-type="float" office:value="0.00002">
                <text:p>0.00002</text:p>
              </table:table-cell>
              <table:table-cell office:value-type="float" office:value="0.00094">
                <text:p>0.00094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2">
                <text:p>0.00102</text:p>
              </table:table-cell>
              <table:table-cell office:value-type="float" office:value="0.30616">
                <text:p>0.30616</text:p>
              </table:table-cell>
              <table:table-cell office:value-type="float" office:value="0.00002">
                <text:p>0.00002</text:p>
              </table:table-cell>
              <table:table-cell office:value-type="float" office:value="0.00107">
                <text:p>0.00107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">
                <text:p>0.0015</text:p>
              </table:table-cell>
              <table:table-cell office:value-type="float" office:value="0.30529">
                <text:p>0.30529</text:p>
              </table:table-cell>
              <table:table-cell office:value-type="float" office:value="0.00003">
                <text:p>0.00003</text:p>
              </table:table-cell>
              <table:table-cell office:value-type="float" office:value="0.0017">
                <text:p>0.001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16">
                <text:p>0.00216</text:p>
              </table:table-cell>
              <table:table-cell office:value-type="float" office:value="0.30543">
                <text:p>0.30543</text:p>
              </table:table-cell>
              <table:table-cell office:value-type="float" office:value="0.00004">
                <text:p>0.00004</text:p>
              </table:table-cell>
              <table:table-cell office:value-type="float" office:value="0.00087">
                <text:p>0.00087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74">
                <text:p>0.00174</text:p>
              </table:table-cell>
              <table:table-cell office:value-type="float" office:value="0.30591">
                <text:p>0.30591</text:p>
              </table:table-cell>
              <table:table-cell office:value-type="float" office:value="0.00004">
                <text:p>0.00004</text:p>
              </table:table-cell>
              <table:table-cell office:value-type="float" office:value="0.00094">
                <text:p>0.0009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5">
                <text:p>0.00065</text:p>
              </table:table-cell>
              <table:table-cell office:value-type="float" office:value="0.30703">
                <text:p>0.30703</text:p>
              </table:table-cell>
              <table:table-cell office:value-type="float" office:value="0.00002">
                <text:p>0.00002</text:p>
              </table:table-cell>
              <table:table-cell office:value-type="float" office:value="0.00154">
                <text:p>0.0015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2">
                <text:p>0.00032</text:p>
              </table:table-cell>
              <table:table-cell office:value-type="float" office:value="0.30734">
                <text:p>0.30734</text:p>
              </table:table-cell>
              <table:table-cell office:value-type="float" office:value="0.00001">
                <text:p>0.00001</text:p>
              </table:table-cell>
              <table:table-cell office:value-type="float" office:value="0.00173">
                <text:p>0.0017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2">
                <text:p>0.00032</text:p>
              </table:table-cell>
              <table:table-cell office:value-type="float" office:value="0.30664">
                <text:p>0.30664</text:p>
              </table:table-cell>
              <table:table-cell office:value-type="float" office:value="0.00001">
                <text:p>0.00001</text:p>
              </table:table-cell>
              <table:table-cell office:value-type="float" office:value="0.0043">
                <text:p>0.004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6">
                <text:p>0.00066</text:p>
              </table:table-cell>
              <table:table-cell office:value-type="float" office:value="0.31056">
                <text:p>0.31056</text:p>
              </table:table-cell>
              <table:table-cell office:value-type="float" office:value="0.00001">
                <text:p>0.00001</text:p>
              </table:table-cell>
              <table:table-cell office:value-type="float" office:value="0.00082">
                <text:p>0.0008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9">
                <text:p>0.00029</text:p>
              </table:table-cell>
              <table:table-cell office:value-type="float" office:value="0.31242">
                <text:p>0.31242</text:p>
              </table:table-cell>
              <table:table-cell office:value-type="float" office:value="0.00001">
                <text:p>0.00001</text:p>
              </table:table-cell>
              <table:table-cell office:value-type="float" office:value="0.00076">
                <text:p>0.0007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68">
                <text:p>0.00068</text:p>
              </table:table-cell>
              <table:table-cell office:value-type="float" office:value="0.3123">
                <text:p>0.3123</text:p>
              </table:table-cell>
              <table:table-cell office:value-type="float" office:value="0.00001">
                <text:p>0.00001</text:p>
              </table:table-cell>
              <table:table-cell office:value-type="float" office:value="0.00047">
                <text:p>0.0004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08">
                <text:p>0.00108</text:p>
              </table:table-cell>
              <table:table-cell office:value-type="float" office:value="0.30876">
                <text:p>0.30876</text:p>
              </table:table-cell>
              <table:table-cell office:value-type="float" office:value="0.00002">
                <text:p>0.00002</text:p>
              </table:table-cell>
              <table:table-cell office:value-type="float" office:value="0.00536">
                <text:p>0.0053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1">
                <text:p>0.00031</text:p>
              </table:table-cell>
              <table:table-cell office:value-type="float" office:value="0.31536">
                <text:p>0.31536</text:p>
              </table:table-cell>
              <table:table-cell office:value-type="float" office:value="0.00001">
                <text:p>0.00001</text:p>
              </table:table-cell>
              <table:table-cell office:value-type="float" office:value="0.00044">
                <text:p>0.0004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9">
                <text:p>0.0019</text:p>
              </table:table-cell>
              <table:table-cell office:value-type="float" office:value="0.31471">
                <text:p>0.31471</text:p>
              </table:table-cell>
              <table:table-cell office:value-type="float" office:value="0.00004">
                <text:p>0.00004</text:p>
              </table:table-cell>
              <table:table-cell office:value-type="float" office:value="0.00165">
                <text:p>0.0016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15">
                <text:p>0.00215</text:p>
              </table:table-cell>
              <table:table-cell office:value-type="float" office:value="0.31101">
                <text:p>0.31101</text:p>
              </table:table-cell>
              <table:table-cell office:value-type="float" office:value="0.00004">
                <text:p>0.00004</text:p>
              </table:table-cell>
              <table:table-cell office:value-type="float" office:value="0.00517">
                <text:p>0.0051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68">
                <text:p>0.00068</text:p>
              </table:table-cell>
              <table:table-cell office:value-type="float" office:value="0.30359">
                <text:p>0.30359</text:p>
              </table:table-cell>
              <table:table-cell office:value-type="float" office:value="0.00002">
                <text:p>0.00002</text:p>
              </table:table-cell>
              <table:table-cell office:value-type="float" office:value="0.01444">
                <text:p>0.0144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18">
                <text:p>0.00218</text:p>
              </table:table-cell>
              <table:table-cell office:value-type="float" office:value="0.30863">
                <text:p>0.30863</text:p>
              </table:table-cell>
              <table:table-cell office:value-type="float" office:value="0.00004">
                <text:p>0.00004</text:p>
              </table:table-cell>
              <table:table-cell office:value-type="float" office:value="0.01081">
                <text:p>0.0108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91">
                <text:p>0.00191</text:p>
              </table:table-cell>
              <table:table-cell office:value-type="float" office:value="0.3086">
                <text:p>0.3086</text:p>
              </table:table-cell>
              <table:table-cell office:value-type="float" office:value="0.00004">
                <text:p>0.00004</text:p>
              </table:table-cell>
              <table:table-cell office:value-type="float" office:value="0.01175">
                <text:p>0.0117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56">
                <text:p>0.00156</text:p>
              </table:table-cell>
              <table:table-cell office:value-type="float" office:value="0.30592">
                <text:p>0.30592</text:p>
              </table:table-cell>
              <table:table-cell office:value-type="float" office:value="0.00003">
                <text:p>0.00003</text:p>
              </table:table-cell>
              <table:table-cell office:value-type="float" office:value="0.01629">
                <text:p>0.01629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">
                <text:p>0.0003</text:p>
              </table:table-cell>
              <table:table-cell office:value-type="float" office:value="0.3057">
                <text:p>0.3057</text:p>
              </table:table-cell>
              <table:table-cell office:value-type="float" office:value="0.00001">
                <text:p>0.00001</text:p>
              </table:table-cell>
              <table:table-cell office:value-type="float" office:value="0.02935">
                <text:p>0.0293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7">
                <text:p>0.00147</text:p>
              </table:table-cell>
              <table:table-cell office:value-type="float" office:value="0.31734">
                <text:p>0.31734</text:p>
              </table:table-cell>
              <table:table-cell office:value-type="float" office:value="0.00003">
                <text:p>0.00003</text:p>
              </table:table-cell>
              <table:table-cell office:value-type="float" office:value="0.02444">
                <text:p>0.0244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3">
                <text:p>0.00143</text:p>
              </table:table-cell>
              <table:table-cell office:value-type="float" office:value="0.3124">
                <text:p>0.3124</text:p>
              </table:table-cell>
              <table:table-cell office:value-type="float" office:value="0.00004">
                <text:p>0.00004</text:p>
              </table:table-cell>
              <table:table-cell office:value-type="float" office:value="0.03026">
                <text:p>0.03026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88">
                <text:p>0.00188</text:p>
              </table:table-cell>
              <table:table-cell office:value-type="float" office:value="0.30558">
                <text:p>0.30558</text:p>
              </table:table-cell>
              <table:table-cell office:value-type="float" office:value="0.00004">
                <text:p>0.00004</text:p>
              </table:table-cell>
              <table:table-cell office:value-type="float" office:value="0.03728">
                <text:p>0.0372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9">
                <text:p>0.0019</text:p>
              </table:table-cell>
              <table:table-cell office:value-type="float" office:value="0.31072">
                <text:p>0.31072</text:p>
              </table:table-cell>
              <table:table-cell office:value-type="float" office:value="0.00004">
                <text:p>0.00004</text:p>
              </table:table-cell>
              <table:table-cell office:value-type="float" office:value="0.04492">
                <text:p>0.0449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1">
                <text:p>0.00031</text:p>
              </table:table-cell>
              <table:table-cell office:value-type="float" office:value="0.31207">
                <text:p>0.31207</text:p>
              </table:table-cell>
              <table:table-cell office:value-type="float" office:value="0.00001">
                <text:p>0.00001</text:p>
              </table:table-cell>
              <table:table-cell office:value-type="float" office:value="0.06253">
                <text:p>0.0625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12">
                <text:p>0.00212</text:p>
              </table:table-cell>
              <table:table-cell office:value-type="float" office:value="0.3082">
                <text:p>0.3082</text:p>
              </table:table-cell>
              <table:table-cell office:value-type="float" office:value="0.00004">
                <text:p>0.00004</text:p>
              </table:table-cell>
              <table:table-cell office:value-type="float" office:value="0.07854">
                <text:p>0.0785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83">
                <text:p>0.00183</text:p>
              </table:table-cell>
              <table:table-cell office:value-type="float" office:value="0.31384">
                <text:p>0.31384</text:p>
              </table:table-cell>
              <table:table-cell office:value-type="float" office:value="0.00004">
                <text:p>0.00004</text:p>
              </table:table-cell>
              <table:table-cell office:value-type="float" office:value="0.08223">
                <text:p>0.0822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21">
                <text:p>0.00221</text:p>
              </table:table-cell>
              <table:table-cell office:value-type="float" office:value="0.30643">
                <text:p>0.30643</text:p>
              </table:table-cell>
              <table:table-cell office:value-type="float" office:value="0.00004">
                <text:p>0.00004</text:p>
              </table:table-cell>
              <table:table-cell office:value-type="float" office:value="0.09582">
                <text:p>0.09582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8">
                <text:p>0.00108</text:p>
              </table:table-cell>
              <table:table-cell office:value-type="float" office:value="0.30398">
                <text:p>0.30398</text:p>
              </table:table-cell>
              <table:table-cell office:value-type="float" office:value="0.00002">
                <text:p>0.00002</text:p>
              </table:table-cell>
              <table:table-cell office:value-type="float" office:value="0.10888">
                <text:p>0.1088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75">
                <text:p>0.00175</text:p>
              </table:table-cell>
              <table:table-cell office:value-type="float" office:value="0.30827">
                <text:p>0.30827</text:p>
              </table:table-cell>
              <table:table-cell office:value-type="float" office:value="0.00004">
                <text:p>0.00004</text:p>
              </table:table-cell>
              <table:table-cell office:value-type="float" office:value="0.36137">
                <text:p>0.3613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28">
                <text:p>0.00228</text:p>
              </table:table-cell>
              <table:table-cell office:value-type="float" office:value="0.31082">
                <text:p>0.31082</text:p>
              </table:table-cell>
              <table:table-cell office:value-type="float" office:value="0.00005">
                <text:p>0.00005</text:p>
              </table:table-cell>
              <table:table-cell office:value-type="float" office:value="0.9974">
                <text:p>0.9974</text:p>
              </table:table-cell>
              <table:table-cell office:value-type="float" office:value="0.00012">
                <text:p>0.000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2.652cm" svg:y="3.955cm" style:legend-expansion="high" chart:style-name="ch2"/>
        <chart:plot-area chart:style-name="ch3" table:cell-range-address="'Capacities if y_star was used'.C1:'Capacities if y_star was used'.D38" chart:data-source-has-labels="row" svg:x="0.32cm" svg:y="0.18cm" svg:width="12.012cm" svg:height="8.646cm">
          <chartooo:coordinate-region svg:x="2.238cm" svg:y="0.38cm" svg:width="9.907cm" svg:height="7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pacities if y_star was used'.C2:'Capacities if y_star was used'.C38" chart:label-cell-address="'Capacities if y_star was used'.C1:'Capacities if y_star was used'.C1" chart:class="chart:line">
            <chart:data-point chart:repeated="37"/>
          </chart:series>
          <chart:series chart:style-name="ch7" chart:values-cell-range-address="'Capacities if y_star was used'.D2:'Capacities if y_star was used'.D38" chart:label-cell-address="'Capacities if y_star was used'.D1:'Capacities if y_star was used'.D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</text:p>
                <draw:g>
                  <svg:desc>'Capacities if y_star was used'.C1:'Capacities if y_star was used'.C1</svg:desc>
                </draw:g>
              </table:table-cell>
              <table:table-cell office:value-type="string">
                <text:p>min(y*, capacity)</text:p>
                <draw:g>
                  <svg:desc>'Capacities if y_star was used'.D1:'Capacities if y_star was use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0000">
                <text:p>200000000</text:p>
                <draw:g>
                  <svg:desc>'Capacities if y_star was used'.C2:'Capacities if y_star was used'.C38</svg:desc>
                </draw:g>
              </table:table-cell>
              <table:table-cell office:value-type="float" office:value="10360667">
                <text:p>10360667</text:p>
                <draw:g>
                  <svg:desc>'Capacities if y_star was used'.D2:'Capacities if y_star was used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18049">
                <text:p>18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000">
                <text:p>20000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00">
                <text:p>20000000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0">
                <text:p>20000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00">
                <text:p>200000000</text:p>
              </table:table-cell>
              <table:table-cell office:value-type="float" office:value="64664">
                <text:p>64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000">
                <text:p>200000000</text:p>
              </table:table-cell>
              <table:table-cell office:value-type="float" office:value="15363">
                <text:p>15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000">
                <text:p>200000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000">
                <text:p>20000000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00">
                <text:p>200000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000">
                <text:p>200000000</text:p>
              </table:table-cell>
              <table:table-cell office:value-type="float" office:value="16559294">
                <text:p>16559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000">
                <text:p>200000000</text:p>
              </table:table-cell>
              <table:table-cell office:value-type="float" office:value="14959087">
                <text:p>14959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000">
                <text:p>20000000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0000">
                <text:p>200000000</text:p>
              </table:table-cell>
              <table:table-cell office:value-type="float" office:value="24869526">
                <text:p>24869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0000">
                <text:p>2000000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00">
                <text:p>200000000</text:p>
              </table:table-cell>
              <table:table-cell office:value-type="float" office:value="2192775">
                <text:p>2192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0000">
                <text:p>200000000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0">
                <text:p>2000000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00000">
                <text:p>200000000</text:p>
              </table:table-cell>
              <table:table-cell office:value-type="float" office:value="954709">
                <text:p>9547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00000">
                <text:p>200000000</text:p>
              </table:table-cell>
              <table:table-cell office:value-type="float" office:value="84944364">
                <text:p>84944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000">
                <text:p>200000000</text:p>
              </table:table-cell>
              <table:table-cell office:value-type="float" office:value="78934069">
                <text:p>78934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00000">
                <text:p>200000000</text:p>
              </table:table-cell>
              <table:table-cell office:value-type="float" office:value="111883">
                <text:p>1118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000">
                <text:p>200000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000">
                <text:p>200000000</text:p>
              </table:table-cell>
              <table:table-cell office:value-type="float" office:value="51006724">
                <text:p>51006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00000">
                <text:p>200000000</text:p>
              </table:table-cell>
              <table:table-cell office:value-type="float" office:value="22237">
                <text:p>22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00000">
                <text:p>200000000</text:p>
              </table:table-cell>
              <table:table-cell office:value-type="float" office:value="5025641">
                <text:p>5025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00">
                <text:p>20000000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00">
                <text:p>20000000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00000">
                <text:p>200000000</text:p>
              </table:table-cell>
              <table:table-cell office:value-type="float" office:value="134204">
                <text:p>134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0">
                <text:p>200000000</text:p>
              </table:table-cell>
              <table:table-cell office:value-type="float" office:value="196131">
                <text:p>196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000">
                <text:p>200000000</text:p>
              </table:table-cell>
              <table:table-cell office:value-type="float" office:value="84193">
                <text:p>841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